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1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Jomolhari" fo:font-size="16pt" fo:font-weight="bold" officeooo:paragraph-rsid="001810e1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Jomolhari" fo:font-size="13pt" officeooo:paragraph-rsid="00288e6d" style:font-size-asian="13pt" style:font-size-complex="13pt"/>
    </style:style>
    <style:style style:name="P3" style:family="paragraph" style:parent-style-name="Standard">
      <style:text-properties style:font-name="Jomolhari" fo:font-size="13pt" fo:font-weight="bold" officeooo:rsid="001810e1" officeooo:paragraph-rsid="001810e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paragraph-rsid="018e3118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normal" officeooo:paragraph-rsid="01a69ee1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normal" officeooo:paragraph-rsid="01ab3992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953fb6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0dce35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80f0ec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bold" officeooo:rsid="01044023" officeooo:paragraph-rsid="01af2a5f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Jomolhari1" fo:font-size="13pt" officeooo:rsid="0005a09a" officeooo:paragraph-rsid="00288e6d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color="#000000" style:font-name="Jomolhari1" fo:font-size="13pt" officeooo:paragraph-rsid="00288e6d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paragraph-rsid="00288e6d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3719761" officeooo:paragraph-rsid="00288e6d" style:font-size-asian="13pt" style:font-size-complex="13pt"/>
    </style:style>
    <style:style style:name="P15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005a09a" officeooo:paragraph-rsid="00288e6d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86b291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114e148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11a4c32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07d85da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06bd6" officeooo:paragraph-rsid="007d85da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afd29" officeooo:paragraph-rsid="002afd29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2efce" officeooo:paragraph-rsid="0086b291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cf827" officeooo:paragraph-rsid="003cf827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43487d" officeooo:paragraph-rsid="0043487d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cfe84" officeooo:paragraph-rsid="002afd29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d7ee6d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fe11cd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fe11cd" officeooo:paragraph-rsid="00fe11cd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b545c" officeooo:paragraph-rsid="0108beb1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108beb1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0ffdc51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d42780" officeooo:paragraph-rsid="00f443d5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d103c" officeooo:paragraph-rsid="00e528b7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112b87c" officeooo:paragraph-rsid="0108beb1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Jomolhari1" fo:font-size="13pt" fo:font-style="italic" style:text-underline-style="none" fo:font-weight="normal" officeooo:rsid="010b5b7a" officeooo:paragraph-rsid="010b5b7a" style:font-size-asian="13pt" style:font-style-asian="italic" style:font-weight-asian="normal" style:font-size-complex="13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Jomolhari1" fo:font-size="13pt" fo:font-style="normal" style:text-underline-style="none" fo:font-weight="normal" officeooo:rsid="011a4c32" officeooo:paragraph-rsid="011a4c32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3e0081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7ba7f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3487d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cf77c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fc5a1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2429c" officeooo:paragraph-rsid="003e0081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3e0081" officeooo:paragraph-rsid="0047ba7f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7ba7f" officeooo:paragraph-rsid="0047ba7f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7ba7f" officeooo:paragraph-rsid="003e0081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3d33a" officeooo:paragraph-rsid="0043487d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3d33a" officeooo:paragraph-rsid="0043d33a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fc5a1" officeooo:paragraph-rsid="004fc5a1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517544" officeooo:paragraph-rsid="00517544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0fe11cd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0ebd495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108beb1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111ee3c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113a8ba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ad6f0a" officeooo:paragraph-rsid="00f443d5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ac8f4e" officeooo:paragraph-rsid="00ebd495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fad9e" officeooo:paragraph-rsid="0108beb1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b545c" officeooo:paragraph-rsid="0108beb1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1ee3c" officeooo:paragraph-rsid="0094a78b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08beb1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655df9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6ce6da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6dc3fa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7d70d7" officeooo:paragraph-rsid="008fc3c0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8fc3c0" officeooo:paragraph-rsid="008fc3c0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07ee1" officeooo:paragraph-rsid="008fc3c0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d7ee6d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e528b7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443d5" style:font-size-asian="13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14f0d53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9ab91" style:font-size-asian="13pt" style:font-weight-asian="normal" style:font-size-complex="13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094a78b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0ffdc51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108beb1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bf172" officeooo:paragraph-rsid="00991ab7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b2b256" officeooo:paragraph-rsid="00f9ab91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167c857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1747c8e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17b9caf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8fc3c0" officeooo:paragraph-rsid="008fc3c0" style:font-size-asian="13pt" style:font-weight-asian="bold" style:font-size-complex="13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9f805e" officeooo:paragraph-rsid="009f805e" style:font-size-asian="13pt" style:font-weight-asian="bold" style:font-size-complex="13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d42780" officeooo:paragraph-rsid="00d42780" style:font-size-asian="13pt" style:font-weight-asian="bold" style:font-size-complex="13pt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f9ab91" officeooo:paragraph-rsid="00f9ab91" style:font-size-asian="13pt" style:font-weight-asian="bold" style:font-size-complex="13pt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b0b0eb" style:font-size-asian="13pt" style:font-weight-asian="bold" style:font-size-complex="13pt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b4d6bb" style:font-size-asian="13pt" style:font-weight-asian="bold" style:font-size-complex="13pt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000000" style:font-name="Jomolhari" fo:font-size="13pt" fo:font-style="normal" style:text-underline-style="none" fo:font-weight="normal" officeooo:rsid="01389753" officeooo:paragraph-rsid="01338b22" style:font-size-asian="13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d70d7" style:font-size-asian="16pt" style:font-weight-asian="bold" style:font-size-complex="16pt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200c7" style:font-size-asian="16pt" style:font-weight-asian="bold" style:font-size-complex="16pt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8877fe" style:font-size-asian="16pt" style:font-weight-asian="bold" style:font-size-complex="16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98db4e" style:font-size-asian="16pt" style:font-weight-asian="bold" style:font-size-complex="16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a69ee1" style:font-size-asian="16pt" style:font-weight-asian="bold" style:font-size-complex="16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Jomolhari1" fo:font-size="13pt" officeooo:paragraph-rsid="002afd29" style:font-size-asian="13pt" style:font-size-complex="13pt"/>
    </style:style>
    <style:style style:name="P99" style:family="paragraph" style:parent-style-name="Standard">
      <style:paragraph-properties fo:text-align="start" style:justify-single-word="false"/>
      <style:text-properties style:font-name="FreeMono1" officeooo:paragraph-rsid="0094a78b"/>
    </style:style>
    <style:style style:name="P100" style:family="paragraph" style:parent-style-name="Standard">
      <style:text-properties style:font-name="FreeMono1" officeooo:rsid="01227719" officeooo:paragraph-rsid="0108beb1"/>
    </style:style>
    <style:style style:name="P101" style:family="paragraph" style:parent-style-name="Standard">
      <style:text-properties style:font-name="FreeMono1" officeooo:rsid="0121e36c" officeooo:paragraph-rsid="0108beb1"/>
    </style:style>
    <style:style style:name="P102" style:family="paragraph" style:parent-style-name="Standard">
      <style:text-properties style:font-name="FreeMono1" officeooo:paragraph-rsid="0108beb1"/>
    </style:style>
    <style:style style:name="P103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04fc4e4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04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090f2d4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05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180f0ec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06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181c49d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07" style:family="paragraph" style:parent-style-name="Standard">
      <style:paragraph-properties style:text-autospace="none"/>
      <style:text-properties style:font-name="FreeMono1" fo:font-size="13pt" officeooo:paragraph-rsid="018e3118" style:font-name-asian="FreeMono" style:font-size-asian="13pt" style:font-name-complex="FreeMono" style:font-size-complex="13pt"/>
    </style:style>
    <style:style style:name="P108" style:family="paragraph" style:parent-style-name="Standard">
      <style:paragraph-properties style:text-autospace="none"/>
      <style:text-properties style:font-name="FreeMono1" fo:font-size="13pt" fo:font-style="normal" fo:font-weight="normal" officeooo:rsid="0181c49d" officeooo:paragraph-rsid="018e3118" style:font-name-asian="FreeMono" style:font-size-asian="13pt" style:font-style-asian="normal" style:font-weight-asian="normal" style:font-name-complex="FreeMono" style:font-size-complex="13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officeooo:paragraph-rsid="00907ee1"/>
    </style:style>
    <style:style style:name="P110" style:family="paragraph" style:parent-style-name="Standard">
      <style:paragraph-properties fo:text-align="start" style:justify-single-word="false"/>
      <style:text-properties officeooo:paragraph-rsid="01338b22"/>
    </style:style>
    <style:style style:name="P111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64a3c3" officeooo:paragraph-rsid="0164a3c3" style:font-size-asian="16pt" style:font-weight-asian="bold" style:font-size-complex="16pt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8749b1" officeooo:paragraph-rsid="018877fe" style:font-size-asian="16pt" style:font-weight-asian="bold" style:font-size-complex="16pt" style:font-weight-complex="bold"/>
    </style:style>
    <style:style style:name="P11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67c857" officeooo:paragraph-rsid="0167c857" style:font-size-asian="13pt" style:font-weight-asian="normal" style:font-size-complex="13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6ce6da" officeooo:paragraph-rsid="016ce6da" style:font-size-asian="13pt" style:font-weight-asian="normal" style:font-size-complex="13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7f445" officeooo:paragraph-rsid="0177f445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8a90e" officeooo:paragraph-rsid="017b9caf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859010" officeooo:paragraph-rsid="017b9caf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0b0eb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2c733" style:font-size-asian="13pt" style:font-weight-asian="normal" style:font-size-complex="13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4d6bb" style:font-size-asian="13pt" style:font-weight-asian="normal" style:font-size-complex="13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1b8b5c6" style:font-size-asian="13pt" style:font-weight-asian="normal" style:font-size-complex="13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152bf3e" style:font-size-asian="13pt" style:font-weight-asian="normal" style:font-size-complex="13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1bcbfa6" style:font-size-asian="13pt" style:font-weight-asian="normal" style:font-size-complex="13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655df9" officeooo:paragraph-rsid="01655df9" style:font-size-asian="13pt" style:font-weight-asian="normal" style:font-size-complex="13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698e40" officeooo:paragraph-rsid="01698e40" style:font-size-asian="13pt" style:font-weight-asian="normal" style:font-size-complex="13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7c82b7" officeooo:paragraph-rsid="017c82b7" style:font-size-asian="13pt" style:font-weight-asian="normal" style:font-size-complex="13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6ce6da" officeooo:paragraph-rsid="016ce6da" style:font-size-asian="13pt" style:font-weight-asian="normal" style:font-size-complex="13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6e213c" officeooo:paragraph-rsid="016dc3fa" style:font-size-asian="13pt" style:font-weight-asian="normal" style:font-size-complex="13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8e3118" officeooo:paragraph-rsid="01a69ee1" style:font-size-asian="13pt" style:font-weight-asian="normal" style:font-size-complex="13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b0b0eb" officeooo:paragraph-rsid="01b0b0eb" style:font-size-asian="13pt" style:font-weight-asian="normal" style:font-size-complex="13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b0b0eb" officeooo:paragraph-rsid="01b2c733" style:font-size-asian="13pt" style:font-weight-asian="normal" style:font-size-complex="13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3e0081" officeooo:paragraph-rsid="01b9800f" style:font-size-asian="13pt" style:font-weight-asian="normal" style:font-size-complex="13pt" style:font-weight-complex="normal"/>
    </style:style>
    <style:style style:name="P134" style:family="paragraph" style:parent-style-name="Standard">
      <style:paragraph-properties fo:text-align="start" style:justify-single-word="false" style:text-autospace="none"/>
      <style:text-properties fo:color="#000000" style:font-name="FreeMono1" fo:font-size="13pt" style:text-underline-style="none" fo:font-weight="normal" officeooo:rsid="018e3118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8877fe" officeooo:paragraph-rsid="018877fe" style:font-size-asian="13pt" style:font-weight-asian="normal" style:font-size-complex="13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8877fe" officeooo:paragraph-rsid="01972683" style:font-size-asian="13pt" style:font-weight-asian="normal" style:font-size-complex="13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98db4e" officeooo:paragraph-rsid="0198db4e" style:font-size-asian="13pt" style:font-weight-asian="normal" style:font-size-complex="13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98db4e" officeooo:paragraph-rsid="01a69ee1" style:font-name-asian="FreeMono" style:font-size-asian="13pt" style:font-weight-asian="normal" style:font-name-complex="FreeMono" style:font-size-complex="13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d103c" officeooo:paragraph-rsid="01b8b5c6" style:font-size-asian="13pt" style:font-weight-asian="normal" style:font-size-complex="13pt" style:font-weight-complex="normal"/>
    </style:style>
    <style:style style:name="P140" style:family="paragraph">
      <style:paragraph-properties fo:text-align="center"/>
    </style:style>
    <style:style style:name="T1" style:family="text">
      <style:text-properties officeooo:rsid="001810e1"/>
    </style:style>
    <style:style style:name="T2" style:family="text">
      <style:text-properties officeooo:rsid="0018b72f"/>
    </style:style>
    <style:style style:name="T3" style:family="text">
      <style:text-properties style:font-name="FreeMono1" officeooo:rsid="007200c7"/>
    </style:style>
    <style:style style:name="T4" style:family="text">
      <style:text-properties style:font-name="FreeMono1" officeooo:rsid="00ad103c"/>
    </style:style>
    <style:style style:name="T5" style:family="text">
      <style:text-properties style:font-name="FreeMono1" officeooo:rsid="00b804e3"/>
    </style:style>
    <style:style style:name="T6" style:family="text">
      <style:text-properties style:font-name="FreeMono1" officeooo:rsid="00b9656e"/>
    </style:style>
    <style:style style:name="T7" style:family="text">
      <style:text-properties style:font-name="FreeMono1" officeooo:rsid="00cb20f3"/>
    </style:style>
    <style:style style:name="T8" style:family="text">
      <style:text-properties style:font-name="FreeMono1" officeooo:rsid="00bf6866"/>
    </style:style>
    <style:style style:name="T9" style:family="text">
      <style:text-properties style:font-name="FreeMono1" officeooo:rsid="00ac8f4e"/>
    </style:style>
    <style:style style:name="T10" style:family="text">
      <style:text-properties style:font-name="FreeMono1" officeooo:rsid="00ea2bba"/>
    </style:style>
    <style:style style:name="T11" style:family="text">
      <style:text-properties style:font-name="FreeMono1" officeooo:rsid="00ed749e"/>
    </style:style>
    <style:style style:name="T12" style:family="text">
      <style:text-properties style:font-name="FreeMono1" officeooo:rsid="00eeb3a3"/>
    </style:style>
    <style:style style:name="T13" style:family="text">
      <style:text-properties style:font-name="FreeMono1" officeooo:rsid="00f02d5b"/>
    </style:style>
    <style:style style:name="T14" style:family="text">
      <style:text-properties style:font-name="FreeMono1" officeooo:rsid="0102d0ef"/>
    </style:style>
    <style:style style:name="T15" style:family="text">
      <style:text-properties style:font-name="FreeMono1" officeooo:rsid="01044023"/>
    </style:style>
    <style:style style:name="T16" style:family="text">
      <style:text-properties style:font-name="FreeMono1" officeooo:rsid="0112b87c"/>
    </style:style>
    <style:style style:name="T17" style:family="text">
      <style:text-properties style:font-name="FreeMono1" officeooo:rsid="0114094b"/>
    </style:style>
    <style:style style:name="T18" style:family="text">
      <style:text-properties style:font-name="FreeMono1" officeooo:rsid="0114970b"/>
    </style:style>
    <style:style style:name="T19" style:family="text">
      <style:text-properties style:font-name="FreeMono1" officeooo:rsid="003e0081"/>
    </style:style>
    <style:style style:name="T20" style:family="text">
      <style:text-properties style:font-name="FreeMono1" officeooo:rsid="00de7861"/>
    </style:style>
    <style:style style:name="T21" style:family="text">
      <style:text-properties style:font-name="FreeMono1" officeooo:rsid="0042429c"/>
    </style:style>
    <style:style style:name="T22" style:family="text">
      <style:text-properties style:font-name="FreeMono1" officeooo:rsid="00442821"/>
    </style:style>
    <style:style style:name="T23" style:family="text">
      <style:text-properties style:font-name="FreeMono1" officeooo:rsid="0044a7fd"/>
    </style:style>
    <style:style style:name="T24" style:family="text">
      <style:text-properties style:font-name="FreeMono1" officeooo:rsid="011539c1"/>
    </style:style>
    <style:style style:name="T25" style:family="text">
      <style:text-properties style:font-name="FreeMono1" officeooo:rsid="010b5b7a"/>
    </style:style>
    <style:style style:name="T26" style:family="text">
      <style:text-properties style:font-name="FreeMono1" officeooo:rsid="0114d6d9"/>
    </style:style>
    <style:style style:name="T27" style:family="text">
      <style:text-properties style:font-name="FreeMono1" fo:font-size="13pt" style:font-size-asian="13pt" style:font-size-complex="13pt"/>
    </style:style>
    <style:style style:name="T28" style:family="text">
      <style:text-properties style:font-name="FreeMono1" fo:font-size="13pt" officeooo:rsid="01338b22" style:font-size-asian="13pt" style:font-size-complex="13pt"/>
    </style:style>
    <style:style style:name="T29" style:family="text">
      <style:text-properties style:font-name="FreeMono1" fo:font-weight="normal" officeooo:rsid="010123cb" style:font-name-asian="FreeMono" style:font-weight-asian="normal" style:font-name-complex="FreeMono" style:font-weight-complex="normal"/>
    </style:style>
    <style:style style:name="T30" style:family="text">
      <style:text-properties style:font-name="FreeMono1" fo:font-weight="normal" officeooo:rsid="01b0b0eb" style:font-weight-asian="normal" style:font-weight-complex="normal"/>
    </style:style>
    <style:style style:name="T31" style:family="text">
      <style:text-properties style:font-name="FreeMono1" fo:font-weight="normal" officeooo:rsid="01b1e7ff" style:font-weight-asian="normal" style:font-weight-complex="normal"/>
    </style:style>
    <style:style style:name="T32" style:family="text">
      <style:text-properties style:font-name="FreeMono1" fo:font-weight="normal" officeooo:rsid="01b29570" style:font-weight-asian="normal" style:font-weight-complex="normal"/>
    </style:style>
    <style:style style:name="T33" style:family="text">
      <style:text-properties style:font-name="FreeMono1" fo:font-weight="normal" officeooo:rsid="01b4d6bb" style:font-weight-asian="normal" style:font-weight-complex="normal"/>
    </style:style>
    <style:style style:name="T34" style:family="text">
      <style:text-properties style:font-name="FreeMono1" fo:font-weight="normal" officeooo:rsid="01b5b887" style:font-weight-asian="normal" style:font-weight-complex="normal"/>
    </style:style>
    <style:style style:name="T35" style:family="text">
      <style:text-properties style:font-name="FreeMono1" officeooo:rsid="0176ad8c"/>
    </style:style>
    <style:style style:name="T36" style:family="text">
      <style:text-properties style:font-name="FreeMono1" officeooo:rsid="017788d2"/>
    </style:style>
    <style:style style:name="T37" style:family="text">
      <style:text-properties style:font-name="FreeMono1" officeooo:rsid="0178a90e"/>
    </style:style>
    <style:style style:name="T38" style:family="text">
      <style:text-properties style:font-name="FreeMono1" officeooo:rsid="017b9caf"/>
    </style:style>
    <style:style style:name="T39" style:family="text">
      <style:text-properties style:font-name="FreeMono1" officeooo:rsid="01929fbc" style:font-name-asian="FreeMono" style:font-name-complex="FreeMono"/>
    </style:style>
    <style:style style:name="T40" style:family="text">
      <style:text-properties style:font-name="FreeMono1" officeooo:rsid="018ec87d" style:font-name-asian="FreeMono" style:font-name-complex="FreeMono"/>
    </style:style>
    <style:style style:name="T41" style:family="text">
      <style:text-properties style:font-name="FreeMono1" officeooo:rsid="01972683" style:font-name-asian="FreeMono" style:font-name-complex="FreeMono"/>
    </style:style>
    <style:style style:name="T42" style:family="text">
      <style:text-properties style:font-name="FreeMono1" officeooo:rsid="019cc1c8" style:font-name-asian="FreeMono" style:font-name-complex="FreeMono"/>
    </style:style>
    <style:style style:name="T43" style:family="text">
      <style:text-properties style:font-name="FreeMono1" officeooo:rsid="0092ca38" style:font-name-asian="FreeMono" style:font-name-complex="FreeMono"/>
    </style:style>
    <style:style style:name="T44" style:family="text">
      <style:text-properties style:font-name="FreeMono1" officeooo:rsid="008f91cd" style:font-name-asian="FreeMono" style:font-name-complex="FreeMono"/>
    </style:style>
    <style:style style:name="T45" style:family="text">
      <style:text-properties style:font-name="FreeMono1" officeooo:rsid="01a54219" style:font-name-asian="FreeMono" style:font-name-complex="FreeMono"/>
    </style:style>
    <style:style style:name="T46" style:family="text">
      <style:text-properties style:font-name="FreeMono1" officeooo:rsid="01ab3992" style:font-name-asian="FreeMono" style:font-name-complex="FreeMono"/>
    </style:style>
    <style:style style:name="T47" style:family="text">
      <style:text-properties style:font-name="FreeMono1" officeooo:rsid="01ade907" style:font-name-asian="FreeMono" style:font-name-complex="FreeMono"/>
    </style:style>
    <style:style style:name="T48" style:family="text">
      <style:text-properties style:font-name="FreeMono1" officeooo:rsid="01bcbfa6"/>
    </style:style>
    <style:style style:name="T49" style:family="text">
      <style:text-properties fo:font-weight="normal" officeooo:rsid="0019b933" style:font-weight-asian="normal" style:font-weight-complex="normal"/>
    </style:style>
    <style:style style:name="T50" style:family="text">
      <style:text-properties fo:font-weight="normal" officeooo:rsid="001b77f1" style:font-weight-asian="normal" style:font-weight-complex="normal"/>
    </style:style>
    <style:style style:name="T51" style:family="text">
      <style:text-properties fo:font-weight="normal" officeooo:rsid="001e4cc3" style:font-weight-asian="normal" style:font-weight-complex="normal"/>
    </style:style>
    <style:style style:name="T52" style:family="text">
      <style:text-properties fo:font-weight="normal" officeooo:rsid="001ff759" style:font-weight-asian="normal" style:font-weight-complex="normal"/>
    </style:style>
    <style:style style:name="T53" style:family="text">
      <style:text-properties fo:font-weight="normal" officeooo:rsid="0025807d" style:font-weight-asian="normal" style:font-weight-complex="normal"/>
    </style:style>
    <style:style style:name="T54" style:family="text">
      <style:text-properties fo:font-weight="normal" officeooo:rsid="00217b28" style:font-weight-asian="normal" style:font-weight-complex="normal"/>
    </style:style>
    <style:style style:name="T55" style:family="text">
      <style:text-properties fo:font-weight="normal" officeooo:rsid="0023e396" style:font-weight-asian="normal" style:font-weight-complex="normal"/>
    </style:style>
    <style:style style:name="T56" style:family="text">
      <style:text-properties fo:font-weight="normal" officeooo:rsid="00288e6d" style:font-weight-asian="normal" style:font-weight-complex="normal"/>
    </style:style>
    <style:style style:name="T57" style:family="text">
      <style:text-properties fo:font-weight="normal" officeooo:rsid="010a8fef" style:font-weight-asian="normal" style:font-weight-complex="normal"/>
    </style:style>
    <style:style style:name="T58" style:family="text">
      <style:text-properties fo:font-weight="normal" officeooo:rsid="01b0b0eb" style:font-weight-asian="normal" style:font-weight-complex="normal"/>
    </style:style>
    <style:style style:name="T59" style:family="text">
      <style:text-properties fo:font-weight="normal" officeooo:rsid="01b4d6bb" style:font-weight-asian="normal" style:font-weight-complex="normal"/>
    </style:style>
    <style:style style:name="T60" style:family="text">
      <style:text-properties fo:font-weight="normal" officeooo:rsid="01b5b887" style:font-weight-asian="normal" style:font-weight-complex="normal"/>
    </style:style>
    <style:style style:name="T61" style:family="text">
      <style:text-properties fo:font-weight="normal" officeooo:rsid="01b6d1ce" style:font-weight-asian="normal" style:font-weight-complex="normal"/>
    </style:style>
    <style:style style:name="T62" style:family="text">
      <style:text-properties fo:font-weight="normal" officeooo:rsid="01b76207" style:font-weight-asian="normal" style:font-weight-complex="normal"/>
    </style:style>
    <style:style style:name="T63" style:family="text">
      <style:text-properties fo:font-weight="normal" officeooo:rsid="01b9800f" style:font-weight-asian="normal" style:font-weight-complex="normal"/>
    </style:style>
    <style:style style:name="T64" style:family="text">
      <style:text-properties fo:font-style="italic" officeooo:rsid="00589877" style:font-style-asian="italic" style:font-style-complex="italic"/>
    </style:style>
    <style:style style:name="T65" style:family="text">
      <style:text-properties fo:font-style="italic" officeooo:rsid="005a0a31" style:font-style-asian="italic" style:font-style-complex="italic"/>
    </style:style>
    <style:style style:name="T66" style:family="text">
      <style:text-properties fo:font-style="italic" officeooo:rsid="010b5b7a" style:font-style-asian="italic" style:font-style-complex="italic"/>
    </style:style>
    <style:style style:name="T67" style:family="text">
      <style:text-properties fo:font-style="italic" officeooo:rsid="010f638a" style:font-style-asian="italic" style:font-style-complex="italic"/>
    </style:style>
    <style:style style:name="T68" style:family="text">
      <style:text-properties fo:font-style="italic" officeooo:rsid="01600476" style:font-style-asian="italic" style:font-style-complex="italic"/>
    </style:style>
    <style:style style:name="T69" style:family="text">
      <style:text-properties fo:font-style="italic" officeooo:rsid="017e7627" style:font-style-asian="italic" style:font-style-complex="italic"/>
    </style:style>
    <style:style style:name="T70" style:family="text">
      <style:text-properties fo:font-style="normal" officeooo:rsid="008fc3c0" style:font-style-asian="normal" style:font-style-complex="normal"/>
    </style:style>
    <style:style style:name="T71" style:family="text">
      <style:text-properties fo:font-style="normal" officeooo:rsid="010a8fef" style:font-style-asian="normal" style:font-style-complex="normal"/>
    </style:style>
    <style:style style:name="T72" style:family="text">
      <style:text-properties fo:font-style="normal" officeooo:rsid="010b5b7a" style:font-style-asian="normal" style:font-style-complex="normal"/>
    </style:style>
    <style:style style:name="T73" style:family="text">
      <style:text-properties fo:font-style="normal" officeooo:rsid="010b6d63" style:font-style-asian="normal" style:font-style-complex="normal"/>
    </style:style>
    <style:style style:name="T74" style:family="text">
      <style:text-properties fo:font-style="normal" officeooo:rsid="01b8b5c6" style:font-style-asian="normal" style:font-style-complex="normal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181c49d" style:font-style-asian="normal" style:font-weight-asian="normal" style:font-style-complex="normal" style:font-weight-complex="normal"/>
    </style:style>
    <style:style style:name="T77" style:family="text">
      <style:text-properties style:font-name="Liberation Serif1" fo:font-weight="normal" officeooo:rsid="00288e6d" style:font-weight-asian="normal" style:font-weight-complex="normal"/>
    </style:style>
    <style:style style:name="T78" style:family="text">
      <style:text-properties style:font-name="Liberation Serif1" fo:font-size="12pt" fo:font-weight="normal" officeooo:rsid="0025807d" style:font-size-asian="12pt" style:font-weight-asian="normal" style:font-size-complex="12pt" style:font-weight-complex="normal"/>
    </style:style>
    <style:style style:name="T79" style:family="text">
      <style:text-properties style:font-name="Liberation Serif1" fo:font-size="12pt" officeooo:rsid="0114094b" style:font-size-asian="12pt" style:font-size-complex="12pt"/>
    </style:style>
    <style:style style:name="T80" style:family="text">
      <style:text-properties style:font-name="Liberation Serif1" officeooo:rsid="0118f586"/>
    </style:style>
    <style:style style:name="T81" style:family="text">
      <style:text-properties officeooo:rsid="0032efce"/>
    </style:style>
    <style:style style:name="T82" style:family="text">
      <style:text-properties officeooo:rsid="003849c4"/>
    </style:style>
    <style:style style:name="T83" style:family="text">
      <style:text-properties officeooo:rsid="0039785f"/>
    </style:style>
    <style:style style:name="T84" style:family="text">
      <style:text-properties officeooo:rsid="003e0081"/>
    </style:style>
    <style:style style:name="T85" style:family="text">
      <style:text-properties officeooo:rsid="0042429c"/>
    </style:style>
    <style:style style:name="T86" style:family="text">
      <style:text-properties officeooo:rsid="0043487d"/>
    </style:style>
    <style:style style:name="T87" style:family="text">
      <style:text-properties officeooo:rsid="0043d33a"/>
    </style:style>
    <style:style style:name="T88" style:family="text">
      <style:text-properties officeooo:rsid="00442821"/>
    </style:style>
    <style:style style:name="T89" style:family="text">
      <style:text-properties officeooo:rsid="0044a7fd"/>
    </style:style>
    <style:style style:name="T90" style:family="text">
      <style:text-properties officeooo:rsid="00465349"/>
    </style:style>
    <style:style style:name="T91" style:family="text">
      <style:text-properties officeooo:rsid="0047ba7f"/>
    </style:style>
    <style:style style:name="T92" style:family="text">
      <style:text-properties officeooo:rsid="004a9366"/>
    </style:style>
    <style:style style:name="T93" style:family="text">
      <style:text-properties officeooo:rsid="004cf77c"/>
    </style:style>
    <style:style style:name="T94" style:family="text">
      <style:text-properties officeooo:rsid="004fc5a1"/>
    </style:style>
    <style:style style:name="T95" style:family="text">
      <style:text-properties officeooo:rsid="00517544"/>
    </style:style>
    <style:style style:name="T96" style:family="text">
      <style:text-properties officeooo:rsid="00570f5e"/>
    </style:style>
    <style:style style:name="T97" style:family="text">
      <style:text-properties officeooo:rsid="00589877"/>
    </style:style>
    <style:style style:name="T98" style:family="text">
      <style:text-properties officeooo:rsid="005b9710"/>
    </style:style>
    <style:style style:name="T99" style:family="text">
      <style:text-properties officeooo:rsid="005c6c4e"/>
    </style:style>
    <style:style style:name="T100" style:family="text">
      <style:text-properties officeooo:rsid="005d7b27"/>
    </style:style>
    <style:style style:name="T101" style:family="text">
      <style:text-properties officeooo:rsid="00618033"/>
    </style:style>
    <style:style style:name="T102" style:family="text">
      <style:text-properties officeooo:rsid="0066c4be"/>
    </style:style>
    <style:style style:name="T103" style:family="text">
      <style:text-properties style:font-name="Jomolhari" officeooo:rsid="007200c7"/>
    </style:style>
    <style:style style:name="T104" style:family="text">
      <style:text-properties style:font-name="Jomolhari" officeooo:rsid="008053f5"/>
    </style:style>
    <style:style style:name="T105" style:family="text">
      <style:text-properties style:font-name="Jomolhari" officeooo:rsid="0032efce"/>
    </style:style>
    <style:style style:name="T106" style:family="text">
      <style:text-properties style:font-name="Jomolhari" officeooo:rsid="008894f2"/>
    </style:style>
    <style:style style:name="T107" style:family="text">
      <style:text-properties style:font-name="Jomolhari" officeooo:rsid="0089ccf0"/>
    </style:style>
    <style:style style:name="T108" style:family="text">
      <style:text-properties style:font-name="Jomolhari" officeooo:rsid="008a6f9a"/>
    </style:style>
    <style:style style:name="T109" style:family="text">
      <style:text-properties style:font-name="Jomolhari" officeooo:rsid="008e3e08"/>
    </style:style>
    <style:style style:name="T110" style:family="text">
      <style:text-properties style:font-name="Jomolhari" fo:font-size="13pt" style:font-size-asian="13pt" style:font-size-complex="13pt"/>
    </style:style>
    <style:style style:name="T111" style:family="text">
      <style:text-properties style:font-name="Jomolhari" fo:font-size="13pt" officeooo:rsid="01338b22" style:font-size-asian="13pt" style:font-size-complex="13pt"/>
    </style:style>
    <style:style style:name="T112" style:family="text">
      <style:text-properties style:font-name="Jomolhari" officeooo:rsid="010a8fef"/>
    </style:style>
    <style:style style:name="T113" style:family="text">
      <style:text-properties style:font-name="Jomolhari" officeooo:rsid="010b5b7a"/>
    </style:style>
    <style:style style:name="T114" style:family="text">
      <style:text-properties style:font-name="Jomolhari" officeooo:rsid="010f638a"/>
    </style:style>
    <style:style style:name="T115" style:family="text">
      <style:text-properties style:font-name="Jomolhari" officeooo:rsid="008f91cd" style:font-name-asian="FreeMono" style:font-name-complex="FreeMono"/>
    </style:style>
    <style:style style:name="T116" style:family="text">
      <style:text-properties style:font-name="Jomolhari" officeooo:rsid="00ef08d7" style:font-name-asian="FreeMono" style:font-name-complex="FreeMono"/>
    </style:style>
    <style:style style:name="T117" style:family="text">
      <style:text-properties style:font-name="Jomolhari" officeooo:rsid="00ef60f6" style:font-name-asian="FreeMono" style:font-name-complex="FreeMono"/>
    </style:style>
    <style:style style:name="T118" style:family="text">
      <style:text-properties style:font-name="Jomolhari" officeooo:rsid="00f54338" style:font-name-asian="FreeMono" style:font-name-complex="FreeMono"/>
    </style:style>
    <style:style style:name="T119" style:family="text">
      <style:text-properties style:font-name="Jomolhari" officeooo:rsid="018cd052" style:font-name-asian="FreeMono" style:font-name-complex="FreeMono"/>
    </style:style>
    <style:style style:name="T120" style:family="text">
      <style:text-properties style:font-name="Jomolhari" officeooo:rsid="0093ee39" style:font-name-asian="FreeMono" style:font-name-complex="FreeMono"/>
    </style:style>
    <style:style style:name="T121" style:family="text">
      <style:text-properties style:font-name="Jomolhari" officeooo:rsid="0092ca38" style:font-name-asian="FreeMono" style:font-name-complex="FreeMono"/>
    </style:style>
    <style:style style:name="T122" style:family="text">
      <style:text-properties style:font-name="Jomolhari" officeooo:rsid="00efcdf8" style:font-name-asian="FreeMono" style:font-name-complex="FreeMono"/>
    </style:style>
    <style:style style:name="T123" style:family="text">
      <style:text-properties style:font-name="Jomolhari" officeooo:rsid="018f8d36" style:font-name-asian="FreeMono" style:font-name-complex="FreeMono"/>
    </style:style>
    <style:style style:name="T124" style:family="text">
      <style:text-properties style:font-name="Jomolhari" officeooo:rsid="0190f242" style:font-name-asian="FreeMono" style:font-name-complex="FreeMono"/>
    </style:style>
    <style:style style:name="T125" style:family="text">
      <style:text-properties style:font-name="Jomolhari" officeooo:rsid="01a69ee1" style:font-name-asian="FreeMono" style:font-name-complex="FreeMono"/>
    </style:style>
    <style:style style:name="T126" style:family="text">
      <style:text-properties style:font-name="Jomolhari" officeooo:rsid="01ab3992" style:font-name-asian="FreeMono" style:font-name-complex="FreeMono"/>
    </style:style>
    <style:style style:name="T127" style:family="text">
      <style:text-properties style:font-name="Jomolhari" officeooo:rsid="01abc226" style:font-name-asian="FreeMono" style:font-name-complex="FreeMono"/>
    </style:style>
    <style:style style:name="T128" style:family="text">
      <style:text-properties style:font-name="Jomolhari" officeooo:rsid="01ade907" style:font-name-asian="FreeMono" style:font-name-complex="FreeMono"/>
    </style:style>
    <style:style style:name="T129" style:family="text">
      <style:text-properties style:font-name="Jomolhari" officeooo:rsid="019cc1c8" style:font-name-asian="FreeMono" style:font-name-complex="FreeMono"/>
    </style:style>
    <style:style style:name="T130" style:family="text">
      <style:text-properties style:font-name="Jomolhari" fo:font-weight="normal" officeooo:rsid="00fd9f19" style:font-name-asian="FreeMono" style:font-weight-asian="normal" style:font-name-complex="FreeMono" style:font-weight-complex="normal"/>
    </style:style>
    <style:style style:name="T131" style:family="text">
      <style:text-properties style:font-name="Jomolhari" fo:font-weight="normal" officeooo:rsid="00ff3a72" style:font-name-asian="FreeMono" style:font-weight-asian="normal" style:font-name-complex="FreeMono" style:font-weight-complex="normal"/>
    </style:style>
    <style:style style:name="T132" style:family="text">
      <style:text-properties style:font-name="Jomolhari" fo:font-weight="normal" officeooo:rsid="00ff3cbe" style:font-name-asian="FreeMono" style:font-weight-asian="normal" style:font-name-complex="FreeMono" style:font-weight-complex="normal"/>
    </style:style>
    <style:style style:name="T133" style:family="text">
      <style:text-properties style:font-name="Jomolhari" fo:font-weight="normal" officeooo:rsid="010123cb" style:font-name-asian="FreeMono" style:font-weight-asian="normal" style:font-name-complex="FreeMono" style:font-weight-complex="normal"/>
    </style:style>
    <style:style style:name="T134" style:family="text">
      <style:text-properties style:font-name="Jomolhari" fo:font-style="italic" officeooo:rsid="01ab3992" style:font-name-asian="FreeMono" style:font-style-asian="italic" style:font-name-complex="FreeMono" style:font-style-complex="italic"/>
    </style:style>
    <style:style style:name="T135" style:family="text">
      <style:text-properties officeooo:rsid="006b862b"/>
    </style:style>
    <style:style style:name="T136" style:family="text">
      <style:text-properties officeooo:rsid="006e6fee"/>
    </style:style>
    <style:style style:name="T137" style:family="text">
      <style:text-properties fo:color="#000000" style:text-underline-style="none" fo:font-weight="normal" officeooo:rsid="002afd29" style:font-weight-asian="normal" style:font-weight-complex="normal"/>
    </style:style>
    <style:style style:name="T138" style:family="text">
      <style:text-properties fo:color="#000000" style:text-underline-style="none" fo:font-weight="normal" officeooo:rsid="002b32e2" style:font-weight-asian="normal" style:font-weight-complex="normal"/>
    </style:style>
    <style:style style:name="T139" style:family="text">
      <style:text-properties fo:color="#000000" style:text-underline-style="none" fo:font-weight="normal" officeooo:rsid="002cfe84" style:font-weight-asian="normal" style:font-weight-complex="normal"/>
    </style:style>
    <style:style style:name="T140" style:family="text">
      <style:text-properties fo:color="#000000" style:text-underline-style="none" fo:font-weight="normal" officeooo:rsid="010a8fef" style:font-weight-asian="normal" style:font-weight-complex="normal"/>
    </style:style>
    <style:style style:name="T141" style:family="text">
      <style:text-properties fo:color="#000000" style:text-underline-style="none" fo:font-weight="normal" officeooo:rsid="010f638a" style:font-weight-asian="normal" style:font-weight-complex="normal"/>
    </style:style>
    <style:style style:name="T142" style:family="text">
      <style:text-properties fo:color="#000000" style:font-name="Liberation Serif1" style:text-underline-style="none" fo:font-weight="normal" officeooo:rsid="002afd29" style:font-weight-asian="normal" style:font-weight-complex="normal"/>
    </style:style>
    <style:style style:name="T143" style:family="text">
      <style:text-properties fo:color="#000000" style:font-name="Liberation Serif1" style:text-underline-style="none" fo:font-weight="normal" officeooo:rsid="002cfe84" style:font-weight-asian="normal" style:font-weight-complex="normal"/>
    </style:style>
    <style:style style:name="T144" style:family="text">
      <style:text-properties fo:color="#000000" style:font-name="Liberation Serif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45" style:family="text">
      <style:text-properties fo:color="#000000" style:font-name="Jomolhari" fo:font-size="13pt" style:text-underline-style="none" fo:font-weight="normal" officeooo:rsid="008fc3c0" style:font-size-asian="13pt" style:font-weight-asian="normal" style:font-size-complex="13pt" style:font-weight-complex="normal"/>
    </style:style>
    <style:style style:name="T146" style:family="text">
      <style:text-properties fo:color="#000000" style:font-name="Jomolhari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47" style:family="text">
      <style:text-properties fo:color="#000000" style:font-name="Jomolhari" fo:font-size="13pt" style:text-underline-style="none" fo:font-weight="normal" officeooo:rsid="009268ba" style:font-size-asian="13pt" style:font-weight-asian="normal" style:font-size-complex="13pt" style:font-weight-complex="normal"/>
    </style:style>
    <style:style style:name="T148" style:family="text">
      <style:text-properties fo:color="#000000" style:font-name="Jomolhari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149" style:family="text">
      <style:text-properties fo:color="#000000" style:font-name="Jomolhari" fo:font-size="13pt" style:text-underline-style="none" fo:font-weight="normal" officeooo:rsid="009ba17c" style:font-size-asian="13pt" style:font-weight-asian="normal" style:font-size-complex="13pt" style:font-weight-complex="normal"/>
    </style:style>
    <style:style style:name="T150" style:family="text">
      <style:text-properties fo:color="#000000" style:font-name="Jomolhari" fo:font-size="13pt" style:text-underline-style="none" fo:font-weight="normal" officeooo:rsid="009bf172" style:font-size-asian="13pt" style:font-weight-asian="normal" style:font-size-complex="13pt" style:font-weight-complex="normal"/>
    </style:style>
    <style:style style:name="T151" style:family="text">
      <style:text-properties fo:color="#000000" style:font-name="Jomolhari" fo:font-size="13pt" style:text-underline-style="none" fo:font-weight="normal" officeooo:rsid="009efbb1" style:font-size-asian="13pt" style:font-weight-asian="normal" style:font-size-complex="13pt" style:font-weight-complex="normal"/>
    </style:style>
    <style:style style:name="T152" style:family="text">
      <style:text-properties fo:color="#000000" style:font-name="Jomolhari" fo:font-size="13pt" style:text-underline-style="none" fo:font-weight="normal" officeooo:rsid="00e2d9b6" style:font-size-asian="13pt" style:font-weight-asian="normal" style:font-size-complex="13pt" style:font-weight-complex="normal"/>
    </style:style>
    <style:style style:name="T153" style:family="text">
      <style:text-properties fo:color="#000000" style:font-name="Jomolhari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154" style:family="text">
      <style:text-properties fo:color="#000000" style:font-name="Jomolhari" fo:font-size="13pt" style:text-underline-style="none" fo:font-weight="normal" officeooo:rsid="0113a8ba" style:font-size-asian="13pt" style:font-weight-asian="normal" style:font-size-complex="13pt" style:font-weight-complex="normal"/>
    </style:style>
    <style:style style:name="T155" style:family="text">
      <style:text-properties fo:color="#000000" style:font-name="Jomolhari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156" style:family="text">
      <style:text-properties fo:color="#000000" style:font-name="Jomolhari" fo:font-size="13pt" style:text-underline-style="none" fo:font-weight="normal" officeooo:rsid="01354b34" style:font-size-asian="13pt" style:font-weight-asian="normal" style:font-size-complex="13pt" style:font-weight-complex="normal"/>
    </style:style>
    <style:style style:name="T157" style:family="text">
      <style:text-properties fo:color="#000000" style:font-name="Jomolhari" fo:font-size="13pt" style:text-underline-style="none" fo:font-weight="normal" officeooo:rsid="01b9800f" style:font-size-asian="13pt" style:font-weight-asian="normal" style:font-size-complex="13pt" style:font-weight-complex="normal"/>
    </style:style>
    <style:style style:name="T158" style:family="text">
      <style:text-properties fo:color="#000000" style:font-name="Jomolhari" fo:font-size="13pt" style:text-underline-style="none" fo:font-weight="normal" officeooo:rsid="01bb752b" style:font-size-asian="13pt" style:font-weight-asian="normal" style:font-size-complex="13pt" style:font-weight-complex="normal"/>
    </style:style>
    <style:style style:name="T159" style:family="text">
      <style:text-properties fo:color="#000000" style:font-name="Jomolhari" fo:font-size="13pt" style:text-underline-style="none" fo:font-weight="normal" officeooo:rsid="01bcbfa6" style:font-size-asian="13pt" style:font-weight-asian="normal" style:font-size-complex="13pt" style:font-weight-complex="normal"/>
    </style:style>
    <style:style style:name="T160" style:family="text">
      <style:text-properties fo:color="#000000" style:font-name="Jomolhari" fo:font-size="13pt" fo:font-style="italic" style:text-underline-style="none" fo:font-weight="normal" officeooo:rsid="00907ee1" style:font-size-asian="13pt" style:font-style-asian="italic" style:font-weight-asian="normal" style:font-size-complex="13pt" style:font-style-complex="italic" style:font-weight-complex="normal"/>
    </style:style>
    <style:style style:name="T161" style:family="text">
      <style:text-properties fo:color="#000000" style:font-name="Jomolhari" fo:font-size="13pt" fo:font-style="italic" style:text-underline-style="none" fo:font-weight="normal" officeooo:rsid="00991ab7" style:font-size-asian="13pt" style:font-style-asian="italic" style:font-weight-asian="normal" style:font-size-complex="13pt" style:font-style-complex="italic" style:font-weight-complex="normal"/>
    </style:style>
    <style:style style:name="T162" style:family="text">
      <style:text-properties fo:color="#000000" style:font-name="Jomolhari" fo:font-size="13pt" fo:font-style="italic" style:text-underline-style="none" fo:font-weight="normal" officeooo:rsid="009ba17c" style:font-size-asian="13pt" style:font-style-asian="italic" style:font-weight-asian="normal" style:font-size-complex="13pt" style:font-style-complex="italic" style:font-weight-complex="normal"/>
    </style:style>
    <style:style style:name="T163" style:family="text">
      <style:text-properties fo:color="#000000" style:font-name="Jomolhari" fo:font-size="13pt" fo:font-style="italic" style:text-underline-style="none" fo:font-weight="normal" officeooo:rsid="01bcbfa6" style:font-size-asian="13pt" style:font-style-asian="italic" style:font-weight-asian="normal" style:font-size-complex="13pt" style:font-style-complex="italic" style:font-weight-complex="normal"/>
    </style:style>
    <style:style style:name="T164" style:family="text">
      <style:text-properties fo:color="#000000" style:font-name="Jomolhari" fo:font-weight="normal" officeooo:rsid="01a69ee1" style:font-name-asian="FreeMono" style:font-weight-asian="normal" style:font-name-complex="FreeMono" style:font-weight-complex="normal"/>
    </style:style>
    <style:style style:name="T165" style:family="text">
      <style:text-properties fo:color="#000000" style:font-name="Jomolhari" fo:font-weight="normal" officeooo:rsid="01aab703" style:font-name-asian="FreeMono" style:font-weight-asian="normal" style:font-name-complex="FreeMono" style:font-weight-complex="normal"/>
    </style:style>
    <style:style style:name="T166" style:family="text">
      <style:text-properties fo:color="#000000" style:font-name="Jomolhari" fo:font-weight="normal" officeooo:rsid="01a89490" style:font-name-asian="FreeMono" style:font-weight-asian="normal" style:font-name-complex="FreeMono" style:font-weight-complex="normal"/>
    </style:style>
    <style:style style:name="T167" style:family="text">
      <style:text-properties fo:color="#000000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168" style:family="text">
      <style:text-properties fo:color="#000000" style:font-name="FreeMono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69" style:family="text">
      <style:text-properties fo:color="#000000" style:font-name="FreeMono1" fo:font-size="13pt" style:text-underline-style="none" fo:font-weight="normal" officeooo:rsid="00e2d9b6" style:font-size-asian="13pt" style:font-weight-asian="normal" style:font-size-complex="13pt" style:font-weight-complex="normal"/>
    </style:style>
    <style:style style:name="T170" style:family="text">
      <style:text-properties fo:color="#000000" style:font-name="FreeMono1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171" style:family="text">
      <style:text-properties fo:color="#000000" style:font-name="FreeMono1" fo:font-size="13pt" style:text-underline-style="none" fo:font-weight="normal" officeooo:rsid="00442821" style:font-size-asian="13pt" style:font-weight-asian="normal" style:font-size-complex="13pt" style:font-weight-complex="normal"/>
    </style:style>
    <style:style style:name="T172" style:family="text">
      <style:text-properties fo:color="#000000" style:font-name="FreeMono1" fo:font-size="13pt" fo:font-style="normal" style:text-underline-style="none" fo:font-weight="normal" officeooo:rsid="0042429c" style:font-size-asian="13pt" style:font-style-asian="normal" style:font-weight-asian="normal" style:font-size-complex="13pt" style:font-style-complex="normal" style:font-weight-complex="normal"/>
    </style:style>
    <style:style style:name="T173" style:family="text">
      <style:text-properties fo:color="#000000" style:font-name="FreeMono1" fo:font-size="13pt" fo:font-style="normal" style:text-underline-style="none" fo:font-weight="normal" officeooo:rsid="00442821" style:font-size-asian="13pt" style:font-style-asian="normal" style:font-weight-asian="normal" style:font-size-complex="13pt" style:font-style-complex="normal" style:font-weight-complex="normal"/>
    </style:style>
    <style:style style:name="T174" style:family="text">
      <style:text-properties fo:color="#000000" style:font-name="FreeMono1" fo:font-size="13pt" fo:font-style="normal" style:text-underline-style="none" fo:font-weight="normal" officeooo:rsid="0044a7fd" style:font-size-asian="13pt" style:font-style-asian="normal" style:font-weight-asian="normal" style:font-size-complex="13pt" style:font-style-complex="normal" style:font-weight-complex="normal"/>
    </style:style>
    <style:style style:name="T175" style:family="text">
      <style:text-properties fo:color="#000000" style:font-name="FreeMono1" fo:font-size="13pt" fo:font-style="normal" style:text-underline-style="none" fo:font-weight="normal" officeooo:rsid="011a4c32" style:font-size-asian="13pt" style:font-style-asian="normal" style:font-weight-asian="normal" style:font-size-complex="13pt" style:font-style-complex="normal" style:font-weight-complex="normal"/>
    </style:style>
    <style:style style:name="T176" style:family="text">
      <style:text-properties fo:color="#000000" style:font-name="FreeMono1" officeooo:rsid="018e3118"/>
    </style:style>
    <style:style style:name="T177" style:family="text">
      <style:text-properties fo:color="#000000" style:font-name="FreeMono1" fo:font-weight="normal" officeooo:rsid="01a69ee1" style:font-name-asian="FreeMono" style:font-weight-asian="normal" style:font-name-complex="FreeMono" style:font-weight-complex="normal"/>
    </style:style>
    <style:style style:name="T178" style:family="text">
      <style:text-properties fo:color="#000000" style:font-name="Jomolhari1" fo:font-size="13pt" fo:font-style="normal" style:text-underline-style="none" fo:font-weight="normal" officeooo:rsid="011a4c32" style:font-size-asian="13pt" style:font-style-asian="normal" style:font-weight-asian="normal" style:font-size-complex="13pt" style:font-style-complex="normal" style:font-weight-complex="normal"/>
    </style:style>
    <style:style style:name="T179" style:family="text">
      <style:text-properties fo:color="#000000" style:font-name="Jomolhari1" fo:font-size="13pt" fo:font-style="normal" style:text-underline-style="none" fo:font-weight="normal" officeooo:rsid="011e8a8e" style:font-size-asian="13pt" style:font-style-asian="normal" style:font-weight-asian="normal" style:font-size-complex="13pt" style:font-style-complex="normal" style:font-weight-complex="normal"/>
    </style:style>
    <style:style style:name="T180" style:family="text">
      <style:text-properties fo:color="#000000" style:font-name="Jomolhari1" fo:font-size="13pt" fo:font-style="normal" style:text-underline-style="none" fo:font-weight="normal" officeooo:rsid="0120eeaa" style:font-size-asian="13pt" style:font-style-asian="normal" style:font-weight-asian="normal" style:font-size-complex="13pt" style:font-style-complex="normal" style:font-weight-complex="normal"/>
    </style:style>
    <style:style style:name="T181" style:family="text">
      <style:text-properties fo:color="#000000" style:font-name="Jomolhari1" fo:font-size="13pt" fo:font-style="normal" style:text-underline-style="none" fo:font-weight="normal" officeooo:rsid="012f8f43" style:font-size-asian="13pt" style:font-style-asian="normal" style:font-weight-asian="normal" style:font-size-complex="13pt" style:font-style-complex="normal" style:font-weight-complex="normal"/>
    </style:style>
    <style:style style:name="T182" style:family="text">
      <style:text-properties fo:color="#000000" style:font-name="Jomolhari1" fo:font-size="13pt" fo:font-style="normal" style:text-underline-style="none" fo:font-weight="normal" officeooo:rsid="013e6568" style:font-size-asian="13pt" style:font-style-asian="normal" style:font-weight-asian="normal" style:font-size-complex="13pt" style:font-style-complex="normal" style:font-weight-complex="normal"/>
    </style:style>
    <style:style style:name="T183" style:family="text">
      <style:text-properties fo:color="#000000" style:font-name="Jomolhari1" fo:font-size="13pt" fo:font-style="normal" style:text-underline-style="none" fo:font-weight="normal" officeooo:rsid="01b8b5c6" style:font-size-asian="13pt" style:font-style-asian="normal" style:font-weight-asian="normal" style:font-size-complex="13pt" style:font-style-complex="normal" style:font-weight-complex="normal"/>
    </style:style>
    <style:style style:name="T184" style:family="text">
      <style:text-properties fo:color="#000000" style:font-name="Jomolhari1" fo:font-size="13pt" fo:font-style="normal" style:text-underline-style="none" fo:font-weight="normal" officeooo:rsid="01b9800f" style:font-size-asian="13pt" style:font-style-asian="normal" style:font-weight-asian="normal" style:font-size-complex="13pt" style:font-style-complex="normal" style:font-weight-complex="normal"/>
    </style:style>
    <style:style style:name="T185" style:family="text">
      <style:text-properties fo:color="#000000" style:font-name="VL Gothic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186" style:family="text">
      <style:text-properties fo:color="#000000" style:font-name="VL Gothic" fo:font-size="13pt" style:text-underline-style="none" fo:font-weight="normal" officeooo:rsid="01115540" style:font-size-asian="13pt" style:font-weight-asian="normal" style:font-size-complex="13pt" style:font-weight-complex="normal"/>
    </style:style>
    <style:style style:name="T187" style:family="text">
      <style:text-properties fo:color="#000000" style:font-name="VL Gothic" fo:font-size="13pt" style:text-underline-style="none" fo:font-weight="normal" officeooo:rsid="0146b15b" style:font-size-asian="13pt" style:font-weight-asian="normal" style:font-size-complex="13pt" style:font-weight-complex="normal"/>
    </style:style>
    <style:style style:name="T188" style:family="text">
      <style:text-properties fo:color="#000000" officeooo:rsid="018e3118"/>
    </style:style>
    <style:style style:name="T189" style:family="text">
      <style:text-properties fo:color="#000000" style:font-name="FreeMono" fo:font-weight="normal" officeooo:rsid="018877fe" style:font-weight-asian="normal" style:font-weight-complex="normal"/>
    </style:style>
    <style:style style:name="T190" style:family="text">
      <style:text-properties officeooo:rsid="008fc3c0"/>
    </style:style>
    <style:style style:name="T191" style:family="text">
      <style:text-properties style:font-name="Jomolhari1" officeooo:rsid="005d7b27"/>
    </style:style>
    <style:style style:name="T192" style:family="text">
      <style:text-properties style:font-name="Jomolhari1" officeooo:rsid="00ac8f4e"/>
    </style:style>
    <style:style style:name="T193" style:family="text">
      <style:text-properties style:font-name="Jomolhari1" officeooo:rsid="00ad103c"/>
    </style:style>
    <style:style style:name="T194" style:family="text">
      <style:text-properties style:font-name="Jomolhari1" officeooo:rsid="00ad6f0a"/>
    </style:style>
    <style:style style:name="T195" style:family="text">
      <style:text-properties style:font-name="Jomolhari1" officeooo:rsid="00b01992"/>
    </style:style>
    <style:style style:name="T196" style:family="text">
      <style:text-properties style:font-name="Jomolhari1" officeooo:rsid="00c7fe8a"/>
    </style:style>
    <style:style style:name="T197" style:family="text">
      <style:text-properties style:font-name="Jomolhari1" officeooo:rsid="00e528b7"/>
    </style:style>
    <style:style style:name="T198" style:family="text">
      <style:text-properties style:font-name="Jomolhari1" officeooo:rsid="00ffdc51"/>
    </style:style>
    <style:style style:name="T199" style:family="text">
      <style:text-properties style:font-name="Jomolhari1" officeooo:rsid="0102d0ef"/>
    </style:style>
    <style:style style:name="T200" style:family="text">
      <style:text-properties style:font-name="Jomolhari1" officeooo:rsid="01041c8a"/>
    </style:style>
    <style:style style:name="T201" style:family="text">
      <style:text-properties style:font-name="Jomolhari1" officeooo:rsid="01044023"/>
    </style:style>
    <style:style style:name="T202" style:family="text">
      <style:text-properties style:font-name="Jomolhari1" officeooo:rsid="01058896"/>
    </style:style>
    <style:style style:name="T203" style:family="text">
      <style:text-properties style:font-name="Jomolhari1" officeooo:rsid="01071934"/>
    </style:style>
    <style:style style:name="T204" style:family="text">
      <style:text-properties style:font-name="Jomolhari1" officeooo:rsid="0107ec6e"/>
    </style:style>
    <style:style style:name="T205" style:family="text">
      <style:text-properties style:font-name="Jomolhari1" officeooo:rsid="0112b87c"/>
    </style:style>
    <style:style style:name="T206" style:family="text">
      <style:text-properties style:font-name="Jomolhari1" officeooo:rsid="0114094b"/>
    </style:style>
    <style:style style:name="T207" style:family="text">
      <style:text-properties style:font-name="Jomolhari1" officeooo:rsid="0114970b"/>
    </style:style>
    <style:style style:name="T208" style:family="text">
      <style:text-properties style:font-name="Jomolhari1" officeooo:rsid="0117bdb2"/>
    </style:style>
    <style:style style:name="T209" style:family="text">
      <style:text-properties style:font-name="Jomolhari1" officeooo:rsid="01189541"/>
    </style:style>
    <style:style style:name="T210" style:family="text">
      <style:text-properties style:font-name="Jomolhari1" officeooo:rsid="0118f586"/>
    </style:style>
    <style:style style:name="T211" style:family="text">
      <style:text-properties style:font-name="Jomolhari1" officeooo:rsid="0119a69a"/>
    </style:style>
    <style:style style:name="T212" style:family="text">
      <style:text-properties style:font-name="Jomolhari1" fo:font-style="italic" officeooo:rsid="00ad103c" style:font-style-asian="italic" style:font-style-complex="italic"/>
    </style:style>
    <style:style style:name="T213" style:family="text">
      <style:text-properties style:font-name="Jomolhari1" fo:font-style="italic" officeooo:rsid="01115540" style:font-style-asian="italic" style:font-style-complex="italic"/>
    </style:style>
    <style:style style:name="T214" style:family="text">
      <style:text-properties style:font-name="Jomolhari1" fo:font-style="italic" officeooo:rsid="0111ee3c" style:font-style-asian="italic" style:font-style-complex="italic"/>
    </style:style>
    <style:style style:name="T215" style:family="text">
      <style:text-properties style:font-name="Jomolhari1" fo:font-style="italic" officeooo:rsid="005ed207" style:font-style-asian="italic" style:font-style-complex="italic"/>
    </style:style>
    <style:style style:name="T216" style:family="text">
      <style:text-properties style:font-name="Jomolhari1" fo:font-style="italic" officeooo:rsid="005d7b27" style:font-style-asian="italic" style:font-style-complex="italic"/>
    </style:style>
    <style:style style:name="T217" style:family="text">
      <style:text-properties style:font-name="Jomolhari1" fo:font-style="italic" officeooo:rsid="00ac8f4e" style:font-style-asian="italic" style:font-style-complex="italic"/>
    </style:style>
    <style:style style:name="T218" style:family="text">
      <style:text-properties style:font-name="Jomolhari1" fo:font-style="italic" officeooo:rsid="014bc689" style:font-style-asian="italic" style:font-style-complex="italic"/>
    </style:style>
    <style:style style:name="T219" style:family="text">
      <style:text-properties style:font-name="Jomolhari1" fo:font-style="italic" officeooo:rsid="01b9800f" style:font-style-asian="italic" style:font-style-complex="italic"/>
    </style:style>
    <style:style style:name="T220" style:family="text">
      <style:text-properties style:font-name="Jomolhari1" officeooo:rsid="01115540"/>
    </style:style>
    <style:style style:name="T221" style:family="text">
      <style:text-properties style:font-name="Jomolhari1" officeooo:rsid="0111ee3c"/>
    </style:style>
    <style:style style:name="T222" style:family="text">
      <style:text-properties style:font-name="Jomolhari1" officeooo:rsid="0113a8ba"/>
    </style:style>
    <style:style style:name="T223" style:family="text">
      <style:text-properties style:font-name="Jomolhari1" officeooo:rsid="014ef548"/>
    </style:style>
    <style:style style:name="T224" style:family="text">
      <style:text-properties style:font-name="Jomolhari1" officeooo:rsid="0161a3c4"/>
    </style:style>
    <style:style style:name="T225" style:family="text">
      <style:text-properties style:font-name="Jomolhari1" officeooo:rsid="01634295"/>
    </style:style>
    <style:style style:name="T226" style:family="text">
      <style:text-properties style:font-name="Jomolhari1" officeooo:rsid="01b9800f"/>
    </style:style>
    <style:style style:name="T227" style:family="text">
      <style:text-properties officeooo:rsid="00ac8f4e"/>
    </style:style>
    <style:style style:name="T228" style:family="text">
      <style:text-properties officeooo:rsid="00b5eef6"/>
    </style:style>
    <style:style style:name="T229" style:family="text">
      <style:text-properties officeooo:rsid="00b7a7f5"/>
    </style:style>
    <style:style style:name="T230" style:family="text">
      <style:text-properties officeooo:rsid="00b804e3"/>
    </style:style>
    <style:style style:name="T231" style:family="text">
      <style:text-properties officeooo:rsid="00b9656e"/>
    </style:style>
    <style:style style:name="T232" style:family="text">
      <style:text-properties officeooo:rsid="00bc583f"/>
    </style:style>
    <style:style style:name="T233" style:family="text">
      <style:text-properties officeooo:rsid="00bf6866"/>
    </style:style>
    <style:style style:name="T234" style:family="text">
      <style:text-properties officeooo:rsid="00c4efc1"/>
    </style:style>
    <style:style style:name="T235" style:family="text">
      <style:text-properties officeooo:rsid="00c9f843"/>
    </style:style>
    <style:style style:name="T236" style:family="text">
      <style:text-properties officeooo:rsid="00cb20f3"/>
    </style:style>
    <style:style style:name="T237" style:family="text">
      <style:text-properties officeooo:rsid="00da85ba"/>
    </style:style>
    <style:style style:name="T238" style:family="text">
      <style:text-properties officeooo:rsid="00dbd3c2"/>
    </style:style>
    <style:style style:name="T239" style:family="text">
      <style:text-properties officeooo:rsid="00de7861"/>
    </style:style>
    <style:style style:name="T240" style:family="text">
      <style:text-properties officeooo:rsid="00e00950"/>
    </style:style>
    <style:style style:name="T241" style:family="text">
      <style:text-properties officeooo:rsid="00e0f3cc"/>
    </style:style>
    <style:style style:name="T242" style:family="text">
      <style:text-properties officeooo:rsid="00ea2bba"/>
    </style:style>
    <style:style style:name="T243" style:family="text">
      <style:text-properties officeooo:rsid="00eeb3a3"/>
    </style:style>
    <style:style style:name="T244" style:family="text">
      <style:text-properties officeooo:rsid="00ef818c"/>
    </style:style>
    <style:style style:name="T245" style:family="text">
      <style:text-properties officeooo:rsid="00f02d5b"/>
    </style:style>
    <style:style style:name="T246" style:family="text">
      <style:text-properties officeooo:rsid="00f517aa"/>
    </style:style>
    <style:style style:name="T247" style:family="text">
      <style:text-properties officeooo:rsid="00f5e300"/>
    </style:style>
    <style:style style:name="T248" style:family="text">
      <style:text-properties officeooo:rsid="00f8380e"/>
    </style:style>
    <style:style style:name="T249" style:family="text">
      <style:text-properties officeooo:rsid="010121c6"/>
    </style:style>
    <style:style style:name="T250" style:family="text">
      <style:text-properties officeooo:rsid="01041c8a"/>
    </style:style>
    <style:style style:name="T251" style:family="text">
      <style:text-properties officeooo:rsid="011b545c"/>
    </style:style>
    <style:style style:name="T252" style:family="text">
      <style:text-properties officeooo:rsid="011df6ea"/>
    </style:style>
    <style:style style:name="T253" style:family="text">
      <style:text-properties officeooo:rsid="01227719"/>
    </style:style>
    <style:style style:name="T254" style:family="text">
      <style:text-properties officeooo:rsid="0121e36c"/>
    </style:style>
    <style:style style:name="T255" style:family="text">
      <style:text-properties officeooo:rsid="010a8fef"/>
    </style:style>
    <style:style style:name="T256" style:family="text">
      <style:text-properties officeooo:rsid="010b5b7a"/>
    </style:style>
    <style:style style:name="T257" style:family="text">
      <style:text-properties officeooo:rsid="010b6d63"/>
    </style:style>
    <style:style style:name="T258" style:family="text">
      <style:text-properties officeooo:rsid="010d4ed6"/>
    </style:style>
    <style:style style:name="T259" style:family="text">
      <style:text-properties officeooo:rsid="010f638a"/>
    </style:style>
    <style:style style:name="T260" style:family="text">
      <style:text-properties officeooo:rsid="01115540"/>
    </style:style>
    <style:style style:name="T261" style:family="text">
      <style:text-properties officeooo:rsid="0111ee3c"/>
    </style:style>
    <style:style style:name="T262" style:family="text">
      <style:text-properties officeooo:rsid="0113a8ba"/>
    </style:style>
    <style:style style:name="T263" style:family="text">
      <style:text-properties officeooo:rsid="0114d6d9"/>
    </style:style>
    <style:style style:name="T264" style:family="text">
      <style:text-properties officeooo:rsid="01406e0a"/>
    </style:style>
    <style:style style:name="T265" style:family="text">
      <style:text-properties officeooo:rsid="014141a0"/>
    </style:style>
    <style:style style:name="T266" style:family="text">
      <style:text-properties officeooo:rsid="01455ea8"/>
    </style:style>
    <style:style style:name="T267" style:family="text">
      <style:text-properties officeooo:rsid="0145799d"/>
    </style:style>
    <style:style style:name="T268" style:family="text">
      <style:text-properties style:font-name="VL Gothic" officeooo:rsid="014ef548"/>
    </style:style>
    <style:style style:name="T269" style:family="text">
      <style:text-properties officeooo:rsid="0152bf3e"/>
    </style:style>
    <style:style style:name="T270" style:family="text">
      <style:text-properties officeooo:rsid="0154bda5"/>
    </style:style>
    <style:style style:name="T271" style:family="text">
      <style:text-properties officeooo:rsid="01572228"/>
    </style:style>
    <style:style style:name="T272" style:family="text">
      <style:text-properties officeooo:rsid="015a3351"/>
    </style:style>
    <style:style style:name="T273" style:family="text">
      <style:text-properties officeooo:rsid="015d43f1"/>
    </style:style>
    <style:style style:name="T274" style:family="text">
      <style:text-properties officeooo:rsid="015d9189"/>
    </style:style>
    <style:style style:name="T275" style:family="text">
      <style:text-properties officeooo:rsid="01607e11"/>
    </style:style>
    <style:style style:name="T276" style:family="text">
      <style:text-properties officeooo:rsid="01655df9"/>
    </style:style>
    <style:style style:name="T277" style:family="text">
      <style:text-properties officeooo:rsid="0167c857"/>
    </style:style>
    <style:style style:name="T278" style:family="text">
      <style:text-properties officeooo:rsid="01683e5b"/>
    </style:style>
    <style:style style:name="T279" style:family="text">
      <style:text-properties officeooo:rsid="016b2391"/>
    </style:style>
    <style:style style:name="T280" style:family="text">
      <style:text-properties officeooo:rsid="016ce6da"/>
    </style:style>
    <style:style style:name="T281" style:family="text">
      <style:text-properties officeooo:rsid="016dc3fa"/>
    </style:style>
    <style:style style:name="T282" style:family="text">
      <style:text-properties officeooo:rsid="016e213c"/>
    </style:style>
    <style:style style:name="T283" style:family="text">
      <style:text-properties officeooo:rsid="016fa828"/>
    </style:style>
    <style:style style:name="T284" style:family="text">
      <style:text-properties officeooo:rsid="016fcee3"/>
    </style:style>
    <style:style style:name="T285" style:family="text">
      <style:text-properties officeooo:rsid="01714a0f"/>
    </style:style>
    <style:style style:name="T286" style:family="text">
      <style:text-properties officeooo:rsid="01747c8e"/>
    </style:style>
    <style:style style:name="T287" style:family="text">
      <style:text-properties officeooo:rsid="0176ad8c"/>
    </style:style>
    <style:style style:name="T288" style:family="text">
      <style:text-properties officeooo:rsid="017788d2"/>
    </style:style>
    <style:style style:name="T289" style:family="text">
      <style:text-properties officeooo:rsid="0178a90e"/>
    </style:style>
    <style:style style:name="T290" style:family="text">
      <style:text-properties officeooo:rsid="017a5fd3"/>
    </style:style>
    <style:style style:name="T291" style:family="text">
      <style:text-properties officeooo:rsid="017b9caf"/>
    </style:style>
    <style:style style:name="T292" style:family="text">
      <style:text-properties officeooo:rsid="017e7627"/>
    </style:style>
    <style:style style:name="T293" style:family="text">
      <style:text-properties officeooo:rsid="0180d354"/>
    </style:style>
    <style:style style:name="T294" style:family="text">
      <style:text-properties officeooo:rsid="01829185"/>
    </style:style>
    <style:style style:name="T295" style:family="text">
      <style:text-properties officeooo:rsid="0182dbda"/>
    </style:style>
    <style:style style:name="T296" style:family="text">
      <style:text-properties officeooo:rsid="0184d9ba"/>
    </style:style>
    <style:style style:name="T297" style:family="text">
      <style:text-properties officeooo:rsid="01859010"/>
    </style:style>
    <style:style style:name="T298" style:family="text">
      <style:text-properties officeooo:rsid="018749b1"/>
    </style:style>
    <style:style style:name="T299" style:family="text">
      <style:text-properties officeooo:rsid="018877fe"/>
    </style:style>
    <style:style style:name="T300" style:family="text">
      <style:text-properties style:font-name="FreeMono" fo:font-size="13pt" fo:font-weight="normal" officeooo:rsid="0198db4e" style:font-size-asian="13pt" style:font-weight-asian="normal" style:font-size-complex="13pt" style:font-weight-complex="normal"/>
    </style:style>
    <style:style style:name="T301" style:family="text">
      <style:text-properties officeooo:rsid="0092ca38" style:font-name-asian="FreeMono" style:font-name-complex="FreeMono"/>
    </style:style>
    <style:style style:name="T302" style:family="text">
      <style:text-properties officeooo:rsid="011231bb" style:font-name-asian="FreeMono" style:font-name-complex="FreeMono"/>
    </style:style>
    <style:style style:name="T303" style:family="text">
      <style:text-properties officeooo:rsid="00f2a4c6" style:font-name-asian="FreeMono" style:font-name-complex="FreeMono"/>
    </style:style>
    <style:style style:name="T304" style:family="text">
      <style:text-properties officeooo:rsid="01972683" style:font-name-asian="FreeMono" style:font-name-complex="FreeMono"/>
    </style:style>
    <style:style style:name="T305" style:family="text">
      <style:text-properties officeooo:rsid="019b6abc" style:font-name-asian="FreeMono" style:font-name-complex="FreeMono"/>
    </style:style>
    <style:style style:name="T306" style:family="text">
      <style:text-properties officeooo:rsid="019cc1c8" style:font-name-asian="FreeMono" style:font-name-complex="FreeMono"/>
    </style:style>
    <style:style style:name="T307" style:family="text">
      <style:text-properties officeooo:rsid="0180f0ec"/>
    </style:style>
    <style:style style:name="T308" style:family="text">
      <style:text-properties officeooo:rsid="0189c187"/>
    </style:style>
    <style:style style:name="T309" style:family="text">
      <style:text-properties officeooo:rsid="01859472"/>
    </style:style>
    <style:style style:name="T310" style:family="text">
      <style:text-properties officeooo:rsid="018b1505"/>
    </style:style>
    <style:style style:name="T311" style:family="text">
      <style:text-properties officeooo:rsid="03868f74"/>
    </style:style>
    <style:style style:name="T312" style:family="text">
      <style:text-properties officeooo:rsid="019f853b"/>
    </style:style>
    <style:style style:name="T313" style:family="text">
      <style:text-properties officeooo:rsid="01b9800f"/>
    </style:style>
    <style:style style:name="T314" style:family="text">
      <style:text-properties officeooo:rsid="01bc1dae"/>
    </style:style>
    <style:style style:name="T315" style:family="text">
      <style:text-properties officeooo:rsid="01bcbfa6"/>
    </style:style>
    <style:style style:name="T316" style:family="text">
      <style:text-properties officeooo:rsid="01bdf059"/>
    </style:style>
    <style:style style:name="T317" style:family="text">
      <style:text-properties officeooo:rsid="01bfcc7a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<text:tab/></text:span><text:span text:style-name="T1">Introduction to YACC</text:span></text:p>
      <text:p text:style-name="P3"/>
      <text:p text:style-name="P2"><text:span text:style-name="T49">YACC (Yet Another Compiler Compiler) is a tool used to generate a parser. </text:span><text:span text:style-name="T50">This document is a tutorial for the use of YACC to generate a parser for SIL. </text:span><text:span text:style-name="T51">YACC </text:span><text:span text:style-name="T52">translates </text:span><text:span text:style-name="T62">a given</text:span><text:span text:style-name="T52"> Context Free Grammar (CFG) </text:span><text:span text:style-name="T63">[Give Wiki Link] </text:span><text:span text:style-name="T52">specifications </text:span><text:span text:style-name="T53">(input in </text:span><text:span text:style-name="T78">input_file.y</text:span><text:span text:style-name="T53">) </text:span><text:span text:style-name="T52">into a C implementation </text:span><text:span text:style-name="T56">(</text:span><text:span text:style-name="T77">y.tab.c</text:span><text:span text:style-name="T56">) </text:span><text:span text:style-name="T52">of a corresponding </text:span><text:span text:style-name="T54">push down automaton </text:span><text:span text:style-name="T62">[Link to WIKI page] </text:span><text:span text:style-name="T57">(</text:span><text:span text:style-name="T54">i.e., a finite state machine with a stack</text:span><text:span text:style-name="T57">).</text:span><text:span text:style-name="T49"> </text:span><text:span text:style-name="T55">This C program when compiled, yields an executable parser.</text:span></text:p>
      <text:p text:style-name="P11"><draw:custom-shape text:anchor-type="paragraph" draw:z-index="0" draw:style-name="gr1" draw:text-style-name="P140" svg:width="1.3335in" svg:height="0.6878in" svg:x="2.6583in" svg:y="0.0917in"><text:p text:style-name="P140">YAC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y.tab.c</text:p></draw:text-box></draw:frame><draw:frame text:anchor-type="paragraph" draw:z-index="14" draw:style-name="gr4" svg:width="0.8961in" svg:height="0.1925in" svg:x="0.45in" svg:y="0.0756in"><draw:text-box><text:p>input_file.y</text:p></draw:text-box></draw:frame></text:p>
      <text:p text:style-name="P11"/>
      <text:p text:style-name="P11"><text:tab/></text:p>
      <text:p text:style-name="P12"><draw:custom-shape text:anchor-type="paragraph" draw:z-index="1" draw:style-name="gr1" svg:width="1.3335in" svg:height="0.6878in" svg:x="2.6583in" svg:y="0.1425in"><text:p text:style-name="P140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y.tab.c</text:p></draw:text-box></draw:frame></text:p>
      <text:p text:style-name="P11"/>
      <text:p text:style-name="P13"/>
      <text:p text:style-name="P14"><draw:custom-shape text:anchor-type="paragraph" draw:z-index="2" draw:style-name="gr1" svg:width="1.3335in" svg:height="0.6878in" svg:x="2.6583in" svg:y="0.1043in"><text:p text:style-name="P140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 </text:p>
      <text:p text:style-name="P15"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style-name="gr3" svg:width="0.8961in" svg:height="0.2189in" svg:x="5.5689in" svg:y="0.0756in"><draw:text-box><text:p>Output</text:p></draw:text-box></draw:frame><draw:frame text:anchor-type="paragraph" draw:z-index="12" draw:style-name="gr3" svg:width="0.8961in" svg:height="0.2189in" svg:x="0.45in" svg:y="0.0756in"><draw:text-box><text:p>Input</text:p></draw:text-box></draw:frame></text:p>
      <text:p text:style-name="P15"/>
      <text:p text:style-name="P21"/>
      <text:p text:style-name="P98"><text:span text:style-name="T137">The source SIL program is fed as the input to the generated parser (</text:span><text:span text:style-name="T142">a.out</text:span><text:span text:style-name="T137">). <text:s/></text:span><text:span text:style-name="T141">The parser </text:span><text:span text:style-name="T138">checks </text:span><text:span text:style-name="T140">whether</text:span><text:span text:style-name="T138"> the program </text:span><text:span text:style-name="T141">satisfies </text:span><text:span text:style-name="T138">the </text:span><text:span text:style-name="T141">syntax </text:span><text:span text:style-name="T139">specification </text:span><text:span text:style-name="T141">given </text:span><text:span text:style-name="T139">in the </text:span><text:span text:style-name="T143">input_file.y</text:span><text:span text:style-name="T139"> file. </text:span></text:p>
      <text:p text:style-name="P26"/>
      <text:p text:style-name="P16"><text:span text:style-name="T82"><text:tab/>A parser is </text:span><text:span text:style-name="T83">a </text:span><text:span text:style-name="T82">program that </text:span><text:span text:style-name="T71">checks whether its </text:span><text:span text:style-name="T82">input </text:span><text:span text:style-name="T255">(viewed as a stre</text:span><text:span text:style-name="T259">a</text:span><text:span text:style-name="T255">m of tokens) meets</text:span><text:span text:style-name="T82"> a </text:span><text:span text:style-name="T255">given </text:span><text:span text:style-name="T82">grammar </text:span><text:span text:style-name="T96">specification</text:span><text:span text:style-name="T82">. </text:span><text:span text:style-name="T81"><text:s/></text:span><text:span text:style-name="T105">The syntax of </text:span><text:span text:style-name="T106">SIL</text:span><text:span text:style-name="T105"> can be specified by </text:span><text:span text:style-name="T107">using</text:span><text:span text:style-name="T104"> </text:span><text:span text:style-name="T112">a </text:span><text:span text:style-name="T108">Context Free Grammar.</text:span><text:span text:style-name="T107"> </text:span><text:span text:style-name="T112">As mentioned earlier, </text:span><text:span text:style-name="T109">YACC </text:span><text:span text:style-name="T112">takes this sp</text:span><text:span text:style-name="T114">e</text:span><text:span text:style-name="T112">cification and generates a parser for SIL. <text:s/></text:span></text:p>
      <text:p text:style-name="P22"/>
      <text:p text:style-name="P121"><text:span text:style-name="T226"><text:s text:c="9"/>Recall that a </text:span><text:span text:style-name="T213">context free grammar</text:span><text:span text:style-name="T220"> is defined by a four tuple (</text:span><text:span text:style-name="T226">N</text:span><text:span text:style-name="T220">,T,P,S) - <text:s/>a set </text:span><text:span text:style-name="T226">N</text:span><text:span text:style-name="T220"> of </text:span><text:span text:style-name="T218">non-terminals</text:span><text:span text:style-name="T220">, a set T of </text:span><text:span text:style-name="T213">t</text:span><text:span text:style-name="T219">erminals</text:span><text:span text:style-name="T213"> </text:span><text:span text:style-name="T220">(</text:span><text:span text:style-name="T226">in our project, these are the tokens returned by the lexical analyzer and hence we may refer to them as </text:span><text:span text:style-name="T219">tokens</text:span><text:span text:style-name="T226"> occasionally</text:span><text:span text:style-name="T220">), <text:s/>set </text:span><text:soft-page-break/><text:span text:style-name="T220">P of </text:span><text:span text:style-name="T213">productions</text:span><text:span text:style-name="T220"> and a </text:span><text:span text:style-name="T213">start </text:span><text:span text:style-name="T214">variable</text:span><text:span text:style-name="T220"> S. </text:span><text:span text:style-name="T221">Each production consists of a </text:span><text:span text:style-name="T226">non-terminal</text:span><text:span text:style-name="T221"> on the left side (</text:span><text:span text:style-name="T214">head</text:span><text:span text:style-name="T221"> part) and a sequence of tokens and </text:span><text:span text:style-name="T226">non-terminals</text:span><text:span text:style-name="T221"> (of zero or more length) on the right side (</text:span><text:span text:style-name="T214">body</text:span><text:span text:style-name="T221"> part). For more about context </text:span><text:span text:style-name="T221">free grammars </text:span><text:span text:style-name="T223">refer to </text:span><text:span text:style-name="T268">http://en.wikipedia.org/wiki/Context-free_grammar</text:span><text:span text:style-name="T220"> </text:span></text:p>
      <text:p text:style-name="P139"/>
      <text:p text:style-name="P23">Example: <text:s text:c="2"/><text:span text:style-name="T314">Example to be changed to post fix generator. <text:s/></text:span></text:p>
      <text:p text:style-name="P23"/>
      <text:p text:style-name="P38"><text:span text:style-name="T84">grammar<text:tab/>:<text:tab/>var </text:span><text:span text:style-name="T239">'</text:span><text:span text:style-name="T84">=</text:span><text:span text:style-name="T239">'</text:span><text:span text:style-name="T84"> value<text:tab/><text:tab/><text:tab/></text:span><text:span text:style-name="T85">{printf(“</text:span><text:span text:style-name="T88"> </text:span><text:span text:style-name="T89">end</text:span><text:span text:style-name="T88"> </text:span><text:span text:style-name="T85">”);}</text:span></text:p>
      <text:p text:style-name="P43"><text:tab/><text:tab/>;</text:p>
      <text:p text:style-name="P44"/>
      <text:p text:style-name="P39"><text:span text:style-name="T84">var<text:tab/><text:tab/>:<text:tab/></text:span><text:span text:style-name="T98">'</text:span><text:span text:style-name="T84">a</text:span><text:span text:style-name="T98">'<text:tab/><text:tab/></text:span><text:span text:style-name="T84"><text:tab/><text:tab/><text:tab/></text:span><text:span text:style-name="T88">{printf(“ variable ”);</text:span><text:span text:style-name="T91">}</text:span></text:p>
      <text:p text:style-name="P46"><text:tab/><text:tab/>;</text:p>
      <text:p text:style-name="P45"/>
      <text:p text:style-name="P38"><text:span text:style-name="T84">value<text:tab/>:<text:tab/></text:span><text:span text:style-name="T98">'</text:span><text:span text:style-name="T84">0</text:span><text:span text:style-name="T98">'<text:tab/><text:tab/><text:tab/><text:tab/></text:span><text:span text:style-name="T84"><text:tab/></text:span><text:span text:style-name="T88">{printf(“ </text:span><text:span text:style-name="T89">value ”);</text:span><text:span text:style-name="T91">}</text:span></text:p>
      <text:p text:style-name="P47"><text:tab/><text:tab/>;</text:p>
      <text:p text:style-name="P133"><text:span text:style-name="T313"/></text:p>
      <text:p text:style-name="P133"><text:span text:style-name="T313">In this example, the set of non-terminals N={grammar, var, value}, the set of terminals T={'=','a','0'} and the start symbol S=grammar. <text:s/></text:span></text:p>
      <text:p text:style-name="P45"/>
      <text:p text:style-name="P45"/>
      <text:p text:style-name="P24">Sample Input/Output <text:span text:style-name="T256">(explanations will follow)</text:span>:</text:p>
      <text:p text:style-name="P24"/>
      <text:p text:style-name="P40"><text:span text:style-name="T86">I:<text:tab/>a=</text:span><text:span text:style-name="T256">0</text:span></text:p>
      <text:p text:style-name="P40"><text:span text:style-name="T86">O:<text:tab/></text:span><text:span text:style-name="T90">variable </text:span><text:span text:style-name="T92">value </text:span><text:span text:style-name="T90">end</text:span></text:p>
      <text:p text:style-name="P48"><text:s/></text:p>
      <text:p text:style-name="P49">I:<text:tab/>a=</text:p>
      <text:p text:style-name="P41"><text:span text:style-name="T87">O:<text:tab/></text:span><text:span text:style-name="T93">variable</text:span></text:p>
      <text:p text:style-name="P41"><text:span text:style-name="T93"><text:tab/>syntax error</text:span><text:span text:style-name="T87"><text:tab/></text:span></text:p>
      <text:p text:style-name="P50"/>
      <text:p text:style-name="P42"><text:span text:style-name="T94">I:<text:tab/></text:span><text:span text:style-name="T99">s</text:span><text:span text:style-name="T94">=5</text:span><text:span text:style-name="T95">$</text:span></text:p>
      <text:p text:style-name="P51">O:<text:tab/>syntax error</text:p>
      <text:p text:style-name="P25"><text:tab/></text:p>
      <text:p text:style-name="P17"><text:span text:style-name="T97">This example demonstrates the specification of </text:span><text:span text:style-name="T64">rule</text:span><text:span text:style-name="T65">s</text:span><text:span text:style-name="T97"> in YACC. </text:span><text:span text:style-name="T100"><text:s/></text:span><text:span text:style-name="T101">In this example there are </text:span><text:span text:style-name="T256">three rules</text:span><text:span text:style-name="T101">. <text:s/></text:span><text:span text:style-name="T256">Each</text:span><text:span text:style-name="T135"> rule</text:span><text:span text:style-name="T102"> </text:span><text:span text:style-name="T256">has </text:span><text:span text:style-name="T66">product</text:span><text:span text:style-name="T67">i</text:span><text:span text:style-name="T66">on part</text:span><text:span text:style-name="T256"> and an </text:span><text:span text:style-name="T66">action part</text:span><text:span text:style-name="T256">. <text:s/>The action part consists of C statements enclosed within </text:span><text:span text:style-name="T258">a </text:span><text:span text:style-name="T25">{</text:span><text:span text:style-name="T256"> </text:span><text:span text:style-name="T258">and</text:span><text:span text:style-name="T256"> </text:span><text:span text:style-name="T25">}</text:span><text:span text:style-name="T256">. Each production part has a </text:span><text:span text:style-name="T66">head</text:span><text:span text:style-name="T256"> and a </text:span><text:span text:style-name="T66">body</text:span><text:span text:style-name="T256"> sep</text:span><text:span text:style-name="T259">a</text:span><text:span text:style-name="T256">rated by </text:span><text:span text:style-name="T263">a </text:span><text:span text:style-name="T25">: </text:span><text:span text:style-name="T256">. For example, the first rule above has </text:span><text:span text:style-name="T136">production </text:span><text:span text:style-name="T256">part with </text:span><text:span text:style-name="T26">grammar</text:span><text:span text:style-name="T256"> as the head and </text:span><text:span text:style-name="T19">var </text:span><text:span text:style-name="T20">'</text:span><text:span text:style-name="T19">=</text:span><text:span text:style-name="T20">'</text:span><text:span text:style-name="T19"> value</text:span><text:span text:style-name="T256"> as the body. <text:s/>The action part for the </text:span><text:span text:style-name="T257">r</text:span><text:span text:style-name="T256">ule is </text:span><text:span text:style-name="T24">{</text:span><text:span text:style-name="T21">printf(“</text:span><text:span text:style-name="T22"> </text:span><text:span text:style-name="T23">end</text:span><text:span text:style-name="T22"> </text:span><text:span text:style-name="T21">”);</text:span><text:span text:style-name="T24">}</text:span><text:span text:style-name="T256">. <text:s/></text:span></text:p>
      <text:p text:style-name="P36"/>
      <text:p text:style-name="P18"><text:span text:style-name="T72">The parser reads the input sequentially and tries to find a pattern match (</text:span><text:span text:style-name="T74">in</text:span><text:span text:style-name="T72"> what is </text:span><text:soft-page-break/><text:span text:style-name="T72">read so far) with the body part of each production. <text:s/>When </text:span><text:span text:style-name="T73">it </text:span><text:span text:style-name="T72">finds a matching production, the action part of the corresponding rule is executed.</text:span><text:span text:style-name="T73"> </text:span></text:p>
      <text:p text:style-name="P37"/>
      <text:p text:style-name="P110"><text:span text:style-name="T178"><text:tab/>In the above example, when the input </text:span><text:span text:style-name="T175">a=0</text:span><text:span text:style-name="T178"> is given to the parser </text:span><text:span text:style-name="T183">(a.out program) </text:span><text:span text:style-name="T179">generated by YACC</text:span><text:span text:style-name="T178">, it attempts to match </text:span><text:span text:style-name="T182">the input</text:span><text:span text:style-name="T178"> with the body of the production of the first rule. </text:span><text:span text:style-name="T181">W</text:span><text:span text:style-name="T180">hen the input has been parsed completely </text:span><text:span text:style-name="T184">and correctly matched with the start production [-- give the production here--] the</text:span><text:span text:style-name="T180"> </text:span><text:span text:style-name="T184">parser</text:span><text:span text:style-name="T180"> executes the action <text:s/></text:span><text:span text:style-name="T172">printf(“</text:span><text:span text:style-name="T173"> </text:span><text:span text:style-name="T174">end</text:span><text:span text:style-name="T173"> </text:span><text:span text:style-name="T172">”)</text:span><text:span text:style-name="T27">. </text:span><text:span text:style-name="T111">The statements</text:span><text:span text:style-name="T28"> </text:span><text:span text:style-name="T171">printf(“ variable ”) </text:span><text:span text:style-name="T155">and</text:span><text:span text:style-name="T170"> </text:span><text:span text:style-name="T171">printf(“ va</text:span><text:span text:style-name="T170">lu</text:span><text:span text:style-name="T171">e ”) </text:span><text:span text:style-name="T156">are executed as result of the input being matched with the </text:span><text:span text:style-name="T157">production</text:span><text:span text:style-name="T158">s </text:span><text:span text:style-name="T157"><text:s/>[--- write down the production here ----] <text:s/></text:span><text:span text:style-name="T158">and [----] respectively. <text:s/></text:span></text:p>
      <text:p text:style-name="P92"/>
      <text:p text:style-name="P18"><text:span text:style-name="T72">If the parser fails to find any matching body part, then the message </text:span><text:span text:style-name="T103">“</text:span><text:span text:style-name="T3">syntax error</text:span><text:span text:style-name="T103">” </text:span><text:span text:style-name="T113">is generated.</text:span></text:p>
      <text:p text:style-name="P94"/>
      <text:p text:style-name="P93">2<text:tab/>The structure of YACC programs</text:p>
      <text:p text:style-name="P93"/>
      <text:p text:style-name="P19">A <text:span text:style-name="T258">YACC</text:span> program consists of three sections : Declarations, Rules and Auxiliary functions. <text:s/><text:span text:style-name="T258">(Note the similarity with the structure of LEX programs). <text:s/></text:span></text:p>
      <text:p text:style-name="P19"/>
      <text:p text:style-name="P19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20"/>
      <text:p text:style-name="P20"/>
      <text:p text:style-name="P20"/>
      <text:p text:style-name="P20"/>
      <text:p text:style-name="P20"/>
      <text:p text:style-name="P86"/>
      <text:p text:style-name="P86">2.1<text:tab/>Declarations</text:p>
      <text:p text:style-name="P86"/>
      <text:p text:style-name="P68"><text:span text:style-name="T190">The Declarations section of a YACC program consists of two parts, </text:span><text:span text:style-name="T70">C declarations <text:s/>and YACC Declarations</text:span><text:span text:style-name="T190">.</text:span></text:p>
      <text:p text:style-name="P69"/>
      <text:p text:style-name="P109"><text:soft-page-break/><text:span text:style-name="T146"><text:tab/>The C Declarations are delimited by </text:span><text:span text:style-name="T168">%{</text:span><text:span text:style-name="T146"> and </text:span><text:span text:style-name="T168">%}.</text:span><text:span text:style-name="T146"> This part consists of all the declarations required for the C code written in the </text:span><text:span text:style-name="T160">Actions</text:span><text:span text:style-name="T146"> section and the</text:span><text:span text:style-name="T145"> </text:span><text:span text:style-name="T160">Auxiliary functions</text:span><text:span text:style-name="T146"> section. The contents of this section are directly copied into </text:span><text:span text:style-name="T147">the</text:span><text:span text:style-name="T147"> generated</text:span><text:span text:style-name="T146"> </text:span><text:span text:style-name="T144">y.tab.c </text:span><text:span text:style-name="T110">file</text:span><text:span text:style-name="T144"> </text:span><text:span text:style-name="T146">without any modification</text:span><text:span text:style-name="T144">. </text:span><text:span text:style-name="T146"><text:s/></text:span></text:p>
      <text:p text:style-name="P70"/>
      <text:p text:style-name="P71"/>
      <text:p text:style-name="P71"/>
      <text:p text:style-name="P71">Example:</text:p>
      <text:p text:style-name="P52">/<text:span text:style-name="T261">* </text:span><text:span text:style-name="T264">Beginning of </text:span><text:span text:style-name="T261">Declarations part */</text:span></text:p>
      <text:p text:style-name="P52"/>
      <text:p text:style-name="P52">%{ <text:s text:c="5"/>/* <text:span text:style-name="T264">Beginning of </text:span><text:span text:style-name="T261">C declarations */</text:span></text:p>
      <text:p text:style-name="P52"/>
      <text:p text:style-name="P52">#include&lt;stdio.h&gt;</text:p>
      <text:p text:style-name="P52"/>
      <text:p text:style-name="P52">%} <text:s text:c="5"/>/* <text:span text:style-name="T264">E</text:span><text:span text:style-name="T261">nd of C declarations */</text:span></text:p>
      <text:p text:style-name="P63"/>
      <text:p text:style-name="P63"><text:tab/>/* <text:span text:style-name="T264">Beginning of </text:span>YACC declarations <text:s/>*/</text:p>
      <text:p text:style-name="P52"/>
      <text:p text:style-name="P52">%token NUM <text:span text:style-name="T240">PLUS</text:span></text:p>
      <text:p text:style-name="P52"/>
      <text:p text:style-name="P52"><text:tab/>/* <text:span text:style-name="T265">E</text:span><text:span text:style-name="T261">nd of YACC declarations */</text:span></text:p>
      <text:p text:style-name="P56"><text:tab/></text:p>
      <text:p text:style-name="P56">/* <text:span text:style-name="T261">End of Declarations Part */</text:span></text:p>
      <text:p text:style-name="P56"/>
      <text:p text:style-name="P52"/>
      <text:p text:style-name="P52">%%<text:tab/>/* <text:span text:style-name="T262">Rules Section begins here */</text:span></text:p>
      <text:p text:style-name="P52"/>
      <text:p text:style-name="P52">expr<text:tab/>:expr <text:span text:style-name="T241">PLUS</text:span> expr <text:s/><text:span text:style-name="T262">{/* </text:span><text:span text:style-name="T266">Action</text:span><text:span text:style-name="T262"> */}</text:span></text:p>
      <text:p text:style-name="P52"><text:tab/>|<text:tab/>NUM <text:s text:c="9"/><text:span text:style-name="T262">{/* </text:span><text:span text:style-name="T266">Action</text:span><text:span text:style-name="T262"> */}</text:span> <text:s text:c="2"/></text:p>
      <text:p text:style-name="P52"><text:tab/>;</text:p>
      <text:p text:style-name="P52"/>
      <text:p text:style-name="P52">%% <text:tab/>/* <text:span text:style-name="T262">Rules Section ends here */</text:span></text:p>
      <text:p text:style-name="P57"><text:tab/></text:p>
      <text:p text:style-name="P57">/* <text:span text:style-name="T267">Beginning of </text:span><text:span text:style-name="T262">Auxiliary functions part */</text:span></text:p>
      <text:p text:style-name="P57"/>
      <text:p text:style-name="P57"><text:tab/>/* Auxiliary functions <text:span text:style-name="T262">here </text:span>*/</text:p>
      <text:p text:style-name="P57"/>
      <text:p text:style-name="P57">/* <text:span text:style-name="T267">End of Auxiliary functions*/</text:span></text:p>
      <text:p text:style-name="P77"/>
      <text:p text:style-name="P99"><text:span text:style-name="T148">The YACC </text:span><text:span text:style-name="T154">d</text:span><text:span text:style-name="T148">eclarations </text:span><text:span text:style-name="T154">part </text:span><text:span text:style-name="T148">consist of declarations of </text:span><text:span text:style-name="T161">tokens</text:span><text:span text:style-name="T148"> </text:span><text:span text:style-name="T159">(which are the </text:span><text:span text:style-name="T163">terminal symbols</text:span><text:span text:style-name="T159"> <text:s/>T of the grammar, usually returned by the lexical analyzer </text:span><text:span text:style-name="T185">hyperlink </text:span><text:span text:style-name="T186">to </text:span><text:span text:style-name="T187">LEX</text:span><text:span text:style-name="T186"> document</text:span><text:span text:style-name="T185">)</text:span><text:span text:style-name="T153">. <text:s text:c="2"/></text:span><text:span text:style-name="T148">In the above example </text:span><text:span text:style-name="T167">NUM</text:span><text:span text:style-name="T148"> </text:span><text:span text:style-name="T152">and </text:span><text:span text:style-name="T169">PLUS</text:span><text:span text:style-name="T148"> a</text:span><text:span text:style-name="T152">re</text:span><text:span text:style-name="T148"> token</text:span><text:span text:style-name="T152">s</text:span><text:span text:style-name="T148">. </text:span><text:span text:style-name="T159">The parser reads the tokens by invoking the function </text:span><text:span text:style-name="T162">yylex()</text:span><text:span text:style-name="T149"> </text:span><text:span text:style-name="T150">(To be discussed in detail </text:span><text:soft-page-break/><text:span text:style-name="T150">later). </text:span><text:span text:style-name="T151">The tokens declared in this section are used in the Rules section </text:span><text:span text:style-name="T159">as terminal symbols. <text:s text:c="3"/></text:span><text:span text:style-name="T151"><text:s/></text:span></text:p>
      <text:p text:style-name="P80"/>
      <text:p text:style-name="P87">2.2<text:tab/>Rules</text:p>
      <text:p text:style-name="P52"/>
      <text:p text:style-name="P74"><text:span text:style-name="T191">A rule in a YACC program comprises of two parts (i) the </text:span><text:span text:style-name="T215">production</text:span><text:span text:style-name="T216"> part</text:span><text:span text:style-name="T191"> and (ii) the </text:span><text:span text:style-name="T216">action part</text:span><text:span text:style-name="T191">. </text:span><text:span text:style-name="T193">The syntax of SIL is specified in this section of the YACC program in the form of </text:span><text:span text:style-name="T222">a context free grammar.</text:span><text:span text:style-name="T193"> </text:span><text:span text:style-name="T196">A</text:span><text:span text:style-name="T194"> </text:span><text:span text:style-name="T195">rule in YACC</text:span><text:span text:style-name="T194"> is of the form:</text:span></text:p>
      <text:p text:style-name="P58"/>
      <text:p text:style-name="P58">production_head<text:tab/>:<text:tab/>production_body<text:tab/>{<text:span text:style-name="T262">a</text:span>ction in C } ;</text:p>
      <text:p text:style-name="P33"/>
      <text:p text:style-name="P88">2.2.1<text:tab/>Productions</text:p>
      <text:p text:style-name="P72"/>
      <text:p text:style-name="P27">Example:</text:p>
      <text:p text:style-name="P27"/>
      <text:p text:style-name="P54"><text:span text:style-name="T227">expr<text:tab/>:<text:tab/>expr </text:span><text:span text:style-name="T242">PLUS</text:span><text:span text:style-name="T227"> expr</text:span></text:p>
      <text:p text:style-name="P59"/>
      <text:p text:style-name="P73"><text:span text:style-name="T192">Each production consists of a production </text:span><text:span text:style-name="T217">head</text:span><text:span text:style-name="T192"> and a production </text:span><text:span text:style-name="T217">body</text:span><text:span text:style-name="T192">. </text:span><text:span text:style-name="T197">Consider the production <text:s/></text:span><text:span text:style-name="T9">expr<text:tab/>:<text:tab/>expr </text:span><text:span text:style-name="T10">PLUS</text:span><text:span text:style-name="T9"> expr . </text:span><text:span text:style-name="T193">The </text:span><text:span text:style-name="T4">expr</text:span><text:span text:style-name="T193"> on the LHS of the</text:span><text:span text:style-name="T4"> : </text:span><text:span text:style-name="T234">in the production </text:span><text:span text:style-name="T193">is called the </text:span><text:span text:style-name="T212">head</text:span><text:span text:style-name="T193"> of the production and the </text:span><text:span text:style-name="T4">expr </text:span><text:span text:style-name="T11">PLUS</text:span><text:span text:style-name="T4"> expr</text:span><text:span text:style-name="T193"> on the RHS of the </text:span><text:span text:style-name="T4">: </text:span><text:span text:style-name="T193">is called the </text:span><text:span text:style-name="T212">body</text:span><text:span text:style-name="T193"> of the production. </text:span></text:p>
      <text:p text:style-name="P34"/>
      <text:p text:style-name="P75"><text:span text:style-name="T220"><text:tab/></text:span></text:p>
      <text:p text:style-name="P72"><text:span text:style-name="T260"><text:tab/>In the above example, </text:span><text:span text:style-name="T12">PLUS</text:span><text:span text:style-name="T243"> is a </text:span><text:span text:style-name="T245">token </text:span><text:span text:style-name="T248">and</text:span><text:span text:style-name="T245"> </text:span><text:span text:style-name="T13">expr</text:span><text:span text:style-name="T245"> is a </text:span><text:span text:style-name="T315">non-terminal</text:span><text:span text:style-name="T245">.</text:span><text:span text:style-name="T243"> </text:span><text:span text:style-name="T261">Every</text:span><text:span text:style-name="T246"> token <text:s/>used in </text:span><text:span text:style-name="T261">the</text:span><text:span text:style-name="T247"> production</text:span><text:span text:style-name="T246"> </text:span><text:span text:style-name="T261">part </text:span><text:span text:style-name="T247">of a</text:span><text:span text:style-name="T261">ny</text:span><text:span text:style-name="T247"> </text:span><text:span text:style-name="T261">YACC </text:span><text:span text:style-name="T247">rule </text:span><text:span text:style-name="T246">must be declared in the </text:span><text:span text:style-name="T261">d</text:span><text:span text:style-name="T246">eclarations section. </text:span><text:span text:style-name="T237">The head </text:span><text:span text:style-name="T238">of a production is always a variable. </text:span><text:span text:style-name="T244">Every variable in </text:span><text:span text:style-name="T261">the</text:span><text:span text:style-name="T244"> grammar must </text:span><text:span text:style-name="T261">appear in the head part of at least one production. <text:s/></text:span></text:p>
      <text:p text:style-name="P81"><text:tab/></text:p>
      <text:p text:style-name="P89">2.2.2<text:tab/>Actions</text:p>
      <text:p text:style-name="P76"/>
      <text:p text:style-name="P122"><text:span text:style-name="T269">The action </text:span><text:span text:style-name="T270">part </text:span><text:span text:style-name="T271">of a rule </text:span><text:span text:style-name="T270">consists of C statements which are</text:span><text:span text:style-name="T269"> executed when the input is matched with the</text:span><text:span text:style-name="T272"> </text:span><text:span text:style-name="T269">body of </text:span><text:span text:style-name="T273">a</text:span><text:span text:style-name="T269"> production.</text:span></text:p>
      <text:p text:style-name="P123"><text:span text:style-name="T5"/></text:p>
      <text:p text:style-name="P123"><text:span text:style-name="T5"/></text:p>
      <text:p text:style-name="P123"><text:span text:style-name="T5"/></text:p>
      <text:p text:style-name="P123"><text:span text:style-name="T5"/></text:p>
      <text:p text:style-name="P123"><text:soft-page-break/><text:span text:style-name="T48">The y.tab.c file contains a function </text:span><text:span text:style-name="T5">yyparse()</text:span><text:span text:style-name="T230"> </text:span><text:span text:style-name="T48">which is an </text:span><text:span text:style-name="T233"><text:s/>implementation of the push down automaton <text:s/>used to parse </text:span><text:span text:style-name="T315">the</text:span><text:span text:style-name="T233"> given input file.</text:span><text:span text:style-name="T230"> </text:span><text:span text:style-name="T6">y</text:span><text:span text:style-name="T5">ylex()</text:span><text:span text:style-name="T230"> is invoked by </text:span><text:span text:style-name="T5">yyparse()</text:span><text:span text:style-name="T230"> to </text:span><text:span text:style-name="T315">recognize tokens in</text:span><text:span text:style-name="T230"> the input file. <text:s/></text:span><text:span text:style-name="T316">Each </text:span><text:span text:style-name="T317">invocation of </text:span><text:span text:style-name="T316"><text:s/></text:span><text:span text:style-name="T5">yylex()</text:span><text:span text:style-name="T230"> returns</text:span><text:span text:style-name="T231"> </text:span><text:span text:style-name="T316">the next </text:span><text:span text:style-name="T231">token </text:span><text:span text:style-name="T316">in the input to yyparse(). <text:s/></text:span><text:span text:style-name="T230"><text:s/></text:span><text:span text:style-name="T228">The action corresponding to a production is </text:span><text:span text:style-name="T229">executed </text:span><text:span text:style-name="T236">by </text:span><text:span text:style-name="T7">yyparse()</text:span><text:span text:style-name="T229">only when </text:span><text:span text:style-name="T317">sufficient number of tokens has been read to get a complete match with the body of the production. <text:s/></text:span><text:span text:style-name="T229"><text:s/></text:span><text:span text:style-name="T230"><text:s/></text:span></text:p>
      <text:p text:style-name="P29"/>
      <text:p text:style-name="P29">Example:</text:p>
      <text:p text:style-name="P29"/>
      <text:p text:style-name="P53">%{</text:p>
      <text:p text:style-name="P53"/>
      <text:p text:style-name="P53">#include&lt;stdio.h&gt;</text:p>
      <text:p text:style-name="P53"/>
      <text:p text:style-name="P53">%}</text:p>
      <text:p text:style-name="P53"/>
      <text:p text:style-name="P53">%token NUM <text:span text:style-name="T240">PLUS</text:span></text:p>
      <text:p text:style-name="P53"/>
      <text:p text:style-name="P53">%%</text:p>
      <text:p text:style-name="P53"/>
      <text:p text:style-name="P53">expr<text:tab/>:<text:tab/>expr <text:span text:style-name="T241">PLUS</text:span> expr<text:tab/><text:span text:style-name="T249">{printf(“parsing complete”);</text:span><text:span text:style-name="T250">}</text:span></text:p>
      <text:p text:style-name="P53"><text:tab/>|<text:tab/>NUM<text:tab/><text:tab/><text:tab/><text:tab/></text:p>
      <text:p text:style-name="P53"><text:tab/>;</text:p>
      <text:p text:style-name="P53">%%</text:p>
      <text:p text:style-name="P53"><text:tab/>/* Auxiliary functions */</text:p>
      <text:p text:style-name="P28"/>
      <text:p text:style-name="P78"><text:span text:style-name="T199">Note that one variable may have one </text:span><text:span text:style-name="T203">or more </text:span><text:span text:style-name="T199">production bod</text:span><text:span text:style-name="T202">ies </text:span><text:span text:style-name="T199">separated by a </text:span><text:span text:style-name="T14">| </text:span><text:span text:style-name="T198">. </text:span><text:span text:style-name="T200">Each production may have one action with multiple C</text:span><text:span text:style-name="T198"> </text:span><text:span text:style-name="T201">statements. In the above example the variable has two production bodies </text:span><text:span text:style-name="T15">expr PLUS expr</text:span><text:span text:style-name="T201"> and </text:span><text:span text:style-name="T15">NUM</text:span><text:span text:style-name="T201">. The first production body has an associated print action while the second does not. </text:span><text:span text:style-name="T15">yyparse()</text:span><text:span text:style-name="T201"> executes the action only when the body </text:span><text:span text:style-name="T15">expr PLUS expr</text:span><text:span text:style-name="T201"> has been matched </text:span><text:span text:style-name="T204">with the input</text:span><text:span text:style-name="T201">.</text:span></text:p>
      <text:p text:style-name="P32"/>
      <text:p text:style-name="P35">2.2.3<text:tab/>Auxiliary functions</text:p>
      <text:p text:style-name="P35"/>
      <text:p text:style-name="P79"><text:span text:style-name="T205">The Auxiliary functions section consist</text:span><text:span text:style-name="T224">s</text:span><text:span text:style-name="T205"> of a </text:span><text:span text:style-name="T16">main()</text:span><text:span text:style-name="T205"> definition. </text:span><text:span text:style-name="T206">YACC generates code for all the rules and places </text:span><text:span text:style-name="T225">it </text:span><text:span text:style-name="T206">into the definition of </text:span><text:span text:style-name="T17">yyparse()</text:span><text:span text:style-name="T206"> in the </text:span><text:span text:style-name="T79">y.tab.c</text:span><text:span text:style-name="T206"> file. </text:span><text:span text:style-name="T18">yyparse()</text:span><text:span text:style-name="T207"> must be invoked in the </text:span><text:span text:style-name="T18">main()</text:span><text:span text:style-name="T207"> function's definition</text:span><text:span text:style-name="T208"> to parse the input</text:span><text:span text:style-name="T201">. </text:span></text:p>
      <text:p text:style-name="P79"><text:soft-page-break/><text:span text:style-name="T209">In addition to this YACC generated code, </text:span><text:span text:style-name="T210">the programmer may wish to add his own code to the </text:span><text:span text:style-name="T80">y.tab.c</text:span><text:span text:style-name="T210"> file. </text:span><text:span text:style-name="T211">The Auxiliary functions section allows the programmer to achieve this.</text:span><text:span text:style-name="T209"> </text:span></text:p>
      <text:p text:style-name="P30"/>
      <text:p text:style-name="P30">Example:</text:p>
      <text:p text:style-name="P31"/>
      <text:p text:style-name="P55">%{</text:p>
      <text:p text:style-name="P55"/>
      <text:p text:style-name="P55">#include&lt;stdio.h&gt;</text:p>
      <text:p text:style-name="P55"/>
      <text:p text:style-name="P55">%}</text:p>
      <text:p text:style-name="P55"/>
      <text:p text:style-name="P55">%token NUM <text:span text:style-name="T240">PLUS</text:span></text:p>
      <text:p text:style-name="P55"/>
      <text:p text:style-name="P55">%%</text:p>
      <text:p text:style-name="P55"/>
      <text:p text:style-name="P55">expr<text:tab/>:<text:tab/>expr <text:span text:style-name="T241">PLUS</text:span> expr<text:tab/><text:span text:style-name="T249">{</text:span><text:span text:style-name="T251">my_</text:span><text:span text:style-name="T249">print(“parsing complete”);</text:span><text:span text:style-name="T250">}</text:span></text:p>
      <text:p text:style-name="P55"><text:tab/>|<text:tab/>NUM<text:tab/><text:tab/><text:tab/><text:tab/></text:p>
      <text:p text:style-name="P55"><text:tab/>;</text:p>
      <text:p text:style-name="P55"/>
      <text:p text:style-name="P55">%%</text:p>
      <text:p text:style-name="P31"/>
      <text:p text:style-name="P102">void my_print(char* str)</text:p>
      <text:p text:style-name="P102">{</text:p>
      <text:p text:style-name="P102"><text:tab/>printf(“<text:span text:style-name="T252">Message: </text:span>%s”,str);</text:p>
      <text:p text:style-name="P102">}</text:p>
      <text:p text:style-name="P100"/>
      <text:p text:style-name="P102"><text:span text:style-name="T253">void</text:span><text:span text:style-name="T254"> yyerror()</text:span></text:p>
      <text:p text:style-name="P101">{</text:p>
      <text:p text:style-name="P101"><text:tab/>printf(“Syntax Error”);</text:p>
      <text:p text:style-name="P101">}</text:p>
      <text:p text:style-name="P61"/>
      <text:p text:style-name="P61">int main()</text:p>
      <text:p text:style-name="P61">{</text:p>
      <text:p text:style-name="P61"><text:tab/>yyparse();</text:p>
      <text:p text:style-name="P61"><text:tab/>return 1;</text:p>
      <text:p text:style-name="P61">}</text:p>
      <text:p text:style-name="P61"/>
      <text:p text:style-name="P82">Sample Input/Output:</text:p>
      <text:p text:style-name="P82"/>
      <text:p text:style-name="P62">I:<text:tab/>2+2</text:p>
      <text:p text:style-name="P62">O:<text:tab/>Message: parsing complete</text:p>
      <text:p text:style-name="P62"/>
      <text:p text:style-name="P60">I:<text:tab/>2-2</text:p>
      <text:p text:style-name="P64">O:<text:tab/>Syntax Error</text:p>
      <text:p text:style-name="P64"/>
      <text:p text:style-name="P64"/>
      <text:p text:style-name="P111"><text:soft-page-break/></text:p>
      <text:p text:style-name="P111"/>
      <text:p text:style-name="P111"/>
      <text:p text:style-name="P111">3.<text:tab/>The Infix to Postfix program</text:p>
      <text:p text:style-name="P124"/>
      <text:p text:style-name="P124">%{ </text:p>
      <text:p text:style-name="P124">#include &lt;stdio.h&gt; </text:p>
      <text:p text:style-name="P124">%} </text:p>
      <text:p text:style-name="P124"/>
      <text:p text:style-name="P124">%token DIGIT </text:p>
      <text:p text:style-name="P124"/>
      <text:p text:style-name="P124">%% </text:p>
      <text:p text:style-name="P124"/>
      <text:p text:style-name="P65"><text:span text:style-name="T276">start: expr '\n'<text:tab/>{</text:span><text:span text:style-name="T285">exit(1);</text:span><text:span text:style-name="T276">} </text:span></text:p>
      <text:p text:style-name="P124"><text:tab/>; </text:p>
      <text:p text:style-name="P124"/>
      <text:p text:style-name="P124">expr: <text:s/>expr '+' expr<text:tab/>{printf("+ ");} </text:p>
      <text:p text:style-name="P124"><text:tab/>| expr '*' expr<text:tab/>{printf("* ");} </text:p>
      <text:p text:style-name="P124"><text:tab/>| '(' expr ')'<text:tab/> </text:p>
      <text:p text:style-name="P124"><text:tab/>| DIGIT<text:tab/><text:tab/>{printf("NUM ");} </text:p>
      <text:p text:style-name="P124"><text:tab/>; </text:p>
      <text:p text:style-name="P124"/>
      <text:p text:style-name="P124">%% </text:p>
      <text:p text:style-name="P124"/>
      <text:p text:style-name="P124">yyerror() </text:p>
      <text:p text:style-name="P124">{ </text:p>
      <text:p text:style-name="P124"><text:tab/>printf("Error"); </text:p>
      <text:p text:style-name="P124">} </text:p>
      <text:p text:style-name="P124"/>
      <text:p text:style-name="P124">yylex() </text:p>
      <text:p text:style-name="P124">{ </text:p>
      <text:p text:style-name="P124"><text:tab/>int c; </text:p>
      <text:p text:style-name="P124"><text:tab/>c = getchar(); </text:p>
      <text:p text:style-name="P124"><text:tab/>if(isdigit(c)) </text:p>
      <text:p text:style-name="P124"><text:tab/><text:tab/>return DIGIT; </text:p>
      <text:p text:style-name="P124"><text:tab/>return c; </text:p>
      <text:p text:style-name="P124">}</text:p>
      <text:p text:style-name="P124"/>
      <text:p text:style-name="P125">main() </text:p>
      <text:p text:style-name="P125">{ </text:p>
      <text:p text:style-name="P125"><text:tab/>yyparse(); </text:p>
      <text:p text:style-name="P125"><text:tab/>return 1; </text:p>
      <text:p text:style-name="P125">}</text:p>
      <text:p text:style-name="P124"/>
      <text:p text:style-name="P83"><text:span text:style-name="T277">Th</text:span><text:span text:style-name="T279">e</text:span><text:span text:style-name="T277"> parse</text:span><text:span text:style-name="T279">r</text:span><text:span text:style-name="T277"> generated by compiling this YACC program, parses through the input (an infix expression) and outputs the format of the corresponding </text:span><text:span text:style-name="T278">p</text:span><text:span text:style-name="T277">ostfix expression. <text:s/></text:span></text:p>
      <text:p text:style-name="P113"><text:soft-page-break/></text:p>
      <text:p text:style-name="P114">Sample I/O:</text:p>
      <text:p text:style-name="P126">I:<text:tab/>2</text:p>
      <text:p text:style-name="P126">O:<text:tab/>NUM</text:p>
      <text:p text:style-name="P127"/>
      <text:p text:style-name="P127">I:<text:tab/>2+2</text:p>
      <text:p text:style-name="P127">O:<text:tab/>NUM NUM +</text:p>
      <text:p text:style-name="P127"/>
      <text:p text:style-name="P66"><text:span text:style-name="T280">I:<text:tab/></text:span><text:span text:style-name="T284">(</text:span><text:span text:style-name="T280">2+</text:span><text:span text:style-name="T284">3)</text:span><text:span text:style-name="T280">*3</text:span></text:p>
      <text:p text:style-name="P67"><text:span text:style-name="T281">O:<text:tab/></text:span><text:span text:style-name="T282">NUM NUM </text:span><text:span text:style-name="T284">+ </text:span><text:span text:style-name="T283">NUM </text:span><text:span text:style-name="T282">*</text:span></text:p>
      <text:p text:style-name="P128"/>
      <text:p text:style-name="P128"/>
      <text:p text:style-name="P84"><text:span text:style-name="T287">The </text:span><text:span text:style-name="T35">yyparse()</text:span><text:span text:style-name="T287"> function attempts to parse the input using the CFG specifications in the YACC program. </text:span><text:span text:style-name="T288">Every time a number is found in the input stream, </text:span><text:span text:style-name="T36">yylex()</text:span><text:span text:style-name="T288"> returns a token </text:span><text:span text:style-name="T36">DIGIT</text:span><text:span text:style-name="T288"> to </text:span><text:span text:style-name="T36">yyparse()</text:span><text:span text:style-name="T288">. If any character other than a number is found, </text:span><text:span text:style-name="T36">yylex()</text:span><text:span text:style-name="T288"> returns the character itself to </text:span><text:span text:style-name="T36">yyparse()</text:span><text:span text:style-name="T288">. The function </text:span><text:span text:style-name="T36">isdigit()</text:span><text:span text:style-name="T288"> has been used to check if the input character is a number.</text:span></text:p>
      <text:p text:style-name="P115"/>
      <text:p text:style-name="P85"><text:span text:style-name="T286">As observed from the sample input/output, the program only has the capacity to print the format of the postfix expression and not the postfix expression itself. </text:span><text:span text:style-name="T289">For the parser to print the postfix expression it would need the value associated with every </text:span><text:span text:style-name="T37">DIGIT</text:span><text:span text:style-name="T289"> token. <text:s/></text:span><text:span text:style-name="T291">For example, the value associated with the token </text:span><text:span text:style-name="T38">NUM</text:span><text:span text:style-name="T291"> in the first sample input/output is 2. </text:span><text:span text:style-name="T292">The value associated with </text:span><text:span text:style-name="T294">a</text:span><text:span text:style-name="T292"> token is called an </text:span><text:span text:style-name="T69">attribute.</text:span></text:p>
      <text:p text:style-name="P116"/>
      <text:p text:style-name="P85"><text:span text:style-name="T289"><text:tab/>In the above program </text:span><text:span text:style-name="T37">yylex()</text:span><text:span text:style-name="T289"> simply returns the token DIGIT to </text:span><text:span text:style-name="T37">yyparse()</text:span><text:span text:style-name="T289"> and does not return </text:span><text:span text:style-name="T293">any</text:span><text:span text:style-name="T289"> value associated with it. In order to facilitate this, there must </text:span><text:span text:style-name="T290">b</text:span><text:span text:style-name="T289">e some method to </text:span><text:span text:style-name="T296">return</text:span><text:span text:style-name="T289"> </text:span><text:span text:style-name="T295">an </text:span><text:span text:style-name="T289">attribute along with the token from </text:span><text:span text:style-name="T37">yylex()</text:span><text:span text:style-name="T289"> to </text:span><text:span text:style-name="T37">yyparse()</text:span><text:span text:style-name="T289">. This can be achieved through a variable called </text:span><text:span text:style-name="T37">yylval</text:span><text:span text:style-name="T289">. </text:span><text:span text:style-name="T297">The next program shows how it is done.</text:span></text:p>
      <text:p text:style-name="P117"/>
      <text:p text:style-name="P117"/>
      <text:p text:style-name="P112"/>
      <text:p text:style-name="P112"/>
      <text:p text:style-name="P112"/>
      <text:p text:style-name="P112"/>
      <text:p text:style-name="P112"><text:soft-page-break/></text:p>
      <text:p text:style-name="P112"/>
      <text:p text:style-name="P112"/>
      <text:p text:style-name="P95"><text:span text:style-name="T298">4.<text:tab/>The Infix to Postfix program, </text:span><text:span text:style-name="T299">revised</text:span></text:p>
      <text:p text:style-name="P135"/>
      <text:p text:style-name="P137">%{ </text:p>
      <text:p text:style-name="P137"/>
      <text:p text:style-name="P137">#include &lt;stdio.h&gt; </text:p>
      <text:p text:style-name="P137"/>
      <text:p text:style-name="P137">%} </text:p>
      <text:p text:style-name="P137"/>
      <text:p text:style-name="P137">%token DIGIT </text:p>
      <text:p text:style-name="P137"/>
      <text:p text:style-name="P137">%% </text:p>
      <text:p text:style-name="P137"/>
      <text:p text:style-name="P137">start : expr '\n'<text:tab/><text:tab/><text:tab/>{printf("\nComplete");exit(1);} </text:p>
      <text:p text:style-name="P137"><text:tab/>; </text:p>
      <text:p text:style-name="P137"/>
      <text:p text:style-name="P137">expr: <text:s/>expr '+' expr<text:tab/><text:tab/>{printf("+ ");} </text:p>
      <text:p text:style-name="P137"><text:tab/>| expr '*' expr<text:tab/><text:tab/>{printf("* ");} </text:p>
      <text:p text:style-name="P137"><text:tab/>| '(' expr ')'<text:tab/> </text:p>
      <text:p text:style-name="P137"><text:tab/>| DIGIT<text:tab/><text:tab/><text:tab/><text:tab/>{printf("%d ",$1);} </text:p>
      <text:p text:style-name="P137"><text:tab/>; </text:p>
      <text:p text:style-name="P137"/>
      <text:p text:style-name="P137">%% </text:p>
      <text:p text:style-name="P137"/>
      <text:p text:style-name="P137"/>
      <text:p text:style-name="P137">yyerror() </text:p>
      <text:p text:style-name="P137">{ </text:p>
      <text:p text:style-name="P137"><text:tab/>printf("Error"); </text:p>
      <text:p text:style-name="P137">} </text:p>
      <text:p text:style-name="P137"/>
      <text:p text:style-name="P137">yylex() </text:p>
      <text:p text:style-name="P137">{ </text:p>
      <text:p text:style-name="P137"><text:tab/>int c; </text:p>
      <text:p text:style-name="P137"><text:tab/>c = getchar(); </text:p>
      <text:p text:style-name="P137"><text:tab/>if(isdigit(c)) </text:p>
      <text:p text:style-name="P137"><text:tab/>{ </text:p>
      <text:p text:style-name="P137"><text:tab/><text:tab/>yylval = c - '0'; </text:p>
      <text:p text:style-name="P137"><text:tab/><text:tab/>return DIGIT; </text:p>
      <text:p text:style-name="P137"><text:tab/><text:tab/> </text:p>
      <text:p text:style-name="P137"><text:tab/>} </text:p>
      <text:p text:style-name="P137"><text:tab/>return c; </text:p>
      <text:p text:style-name="P137">} </text:p>
      <text:p text:style-name="P137"/>
      <text:p text:style-name="P137">main() </text:p>
      <text:p text:style-name="P137">{ </text:p>
      <text:p text:style-name="P137"><text:tab/>yyparse(); </text:p>
      <text:p text:style-name="P137"><text:soft-page-break/><text:tab/>return 1; </text:p>
      <text:p text:style-name="P96"><text:span text:style-name="T300">}</text:span><text:span text:style-name="T298"> </text:span></text:p>
      <text:p text:style-name="P129"/>
      <text:p text:style-name="P129"/>
      <text:p text:style-name="P5"><text:span text:style-name="T176">yylval</text:span><text:span text:style-name="T188"> facilitates the use of attributes. </text:span><text:span text:style-name="T44">yylval</text:span><text:span text:style-name="T123"> </text:span><text:span text:style-name="T115">is a global variable </text:span><text:span text:style-name="T116">of the type </text:span><text:span text:style-name="T45">YYSTYPE</text:span><text:span text:style-name="T116"> </text:span><text:span text:style-name="T124">declared in y.tab.c</text:span><text:span text:style-name="T116">. </text:span><text:span text:style-name="T128">By default, </text:span><text:span text:style-name="T47">YYSTYPE</text:span><text:span text:style-name="T128"> is of the type </text:span><text:span text:style-name="T47">int</text:span><text:span text:style-name="T128">. This is evident from the following code segment found in y.tab.c</text:span><text:span text:style-name="T125"> </text:span></text:p>
      <text:p text:style-name="P138"/>
      <text:p text:style-name="P138"><text:tab/>typedef int YYSTYPE; </text:p>
      <text:p text:style-name="P97"/>
      <text:p text:style-name="P6"><text:span text:style-name="T126">As a result, yylval (which is originally of the type YYSTYPE), has an </text:span><text:span text:style-name="T134">inferred</text:span><text:span text:style-name="T126"> type </text:span><text:span text:style-name="T46">int. </text:span><text:span text:style-name="T127">yylval</text:span><text:span text:style-name="T117"> is accessible by </text:span><text:span text:style-name="T39">yyparse()</text:span><text:span text:style-name="T117">, hence it helps in sharing </text:span><text:span text:style-name="T118">of data between </text:span><text:span text:style-name="T40">yylex()</text:span><text:span text:style-name="T118"> and </text:span><text:span text:style-name="T40">yyparse()</text:span><text:span text:style-name="T117">.</text:span><text:span text:style-name="T119"> </text:span><text:span text:style-name="T117">It</text:span><text:span text:style-name="T115"> is used to return other additional information about the lexeme found to the parser </text:span><text:span text:style-name="T120">i.e.,</text:span><text:span text:style-name="T115"> </text:span><text:span text:style-name="T43">yylval</text:span><text:span text:style-name="T121"> is used to return an attribute in addition to the token </text:span><text:span text:style-name="T122">to the parser</text:span><text:span text:style-name="T121">. </text:span></text:p>
      <text:p text:style-name="P7"/>
      <text:p text:style-name="P4"><text:span text:style-name="T302">In the above example</text:span><text:span text:style-name="T301">, </text:span><text:span text:style-name="T303">the </text:span><text:span text:style-name="T41">yylex()</text:span><text:span text:style-name="T304"> returns the token </text:span><text:span text:style-name="T41">DIGIT</text:span><text:span text:style-name="T304"> and the value of the token </text:span><text:span text:style-name="T305">in</text:span><text:span text:style-name="T304"> the following code segment </text:span><text:span text:style-name="T306">under definition of </text:span><text:span text:style-name="T42">yylex()</text:span><text:span text:style-name="T129">:</text:span></text:p>
      <text:p text:style-name="P136"><text:tab/><text:tab/></text:p>
      <text:p text:style-name="P136"><text:tab/><text:tab/>yylval = c - '0'; </text:p>
      <text:p text:style-name="P136"><text:tab/><text:tab/>return DIGIT;</text:p>
      <text:p text:style-name="P136"/>
      <text:p text:style-name="P90"><text:span text:style-name="T58">The attribute of a token can be accessed </text:span><text:span text:style-name="T59">in the action of a rule </text:span><text:span text:style-name="T58">using:</text:span></text:p>
      <text:p text:style-name="P90"><text:span text:style-name="T30">$&lt;position of </text:span><text:span text:style-name="T31">the </text:span><text:span text:style-name="T32">grammar symbol</text:span><text:span text:style-name="T30"> in body of production&gt;</text:span></text:p>
      <text:p text:style-name="P130"/>
      <text:p text:style-name="P118">Example:</text:p>
      <text:p text:style-name="P130"/>
      <text:p text:style-name="P131">expr: DIGIT<text:tab/><text:tab/>{printf(“%d”,$1);}</text:p>
      <text:p text:style-name="P119"/>
      <text:p text:style-name="P91"><text:span text:style-name="T59">The action prints the attribute associated with the token </text:span><text:span text:style-name="T33">DIGIT </text:span><text:span text:style-name="T60">obtained </text:span><text:span text:style-name="T61">through</text:span><text:span text:style-name="T34"> $1</text:span><text:span text:style-name="T59">.</text:span></text:p>
      <text:p text:style-name="P120"><text:s/></text:p>
      <text:p text:style-name="P10"><text:span text:style-name="T177">YYSTYPE</text:span><text:span text:style-name="T164"> can be defined to be of any </text:span><text:span text:style-name="T165">data </text:span><text:span text:style-name="T164">type by the </text:span><text:span text:style-name="T166">programmer</text:span><text:span text:style-name="T164">. </text:span><text:span text:style-name="T130">To </text:span><text:span text:style-name="T131">return an attribute of </text:span><text:span text:style-name="T132">a type other than int, yylval maybe overridden by a user defined yylval in the auxiliary declarations section. </text:span><text:span text:style-name="T133">In order to return multiple attribute values for a token, it may be declared to be of the type </text:span><text:span text:style-name="T29">union</text:span><text:span text:style-name="T133">.</text:span></text:p>
      <text:p text:style-name="P8"/>
      <text:p text:style-name="P8"><text:soft-page-break/>Example:</text:p>
      <text:p text:style-name="P9"/>
      <text:p text:style-name="P105">%{</text:p>
      <text:p text:style-name="P106"><text:tab/>#include&lt;stdio.h&gt;</text:p>
      <text:p text:style-name="P104"><text:span text:style-name="T307"><text:tab/></text:span><text:span text:style-name="T308">typedef union </text:span></text:p>
      <text:p text:style-name="P105"><text:tab/>{</text:p>
      <text:p text:style-name="P105"><text:tab/><text:tab/>int value;</text:p>
      <text:p text:style-name="P104"><text:span text:style-name="T307"><text:tab/><text:tab/>int </text:span><text:span text:style-name="T309">number_of_digits</text:span><text:span text:style-name="T307">;</text:span></text:p>
      <text:p text:style-name="P104"><text:span text:style-name="T307"><text:tab/>}</text:span><text:span text:style-name="T308">YYSTYPE</text:span><text:span text:style-name="T307">;</text:span></text:p>
      <text:p text:style-name="P104"><text:span text:style-name="T307"><text:tab/></text:span><text:span text:style-name="T310">YYSTYPE yylval;</text:span></text:p>
      <text:p text:style-name="P107"><text:span text:style-name="T75">%</text:span><text:span text:style-name="T76">}</text:span></text:p>
      <text:p text:style-name="P108"/>
      <text:p text:style-name="P105">%%</text:p>
      <text:p text:style-name="P104"/>
      <text:p text:style-name="P103"><text:tab/>/* <text:span text:style-name="T312">Rules */</text:span></text:p>
      <text:p text:style-name="P103">%%</text:p>
      <text:p text:style-name="P103"><text:tab/>/* <text:span text:style-name="T311">Auxiliary functions */</text:span></text:p>
      <text:p text:style-name="P134"/>
      <text:p text:style-name="P117"/>
      <text:p text:style-name="P117"/>
      <text:p text:style-name="P116"/>
      <text:p text:style-name="P1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1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05:07:11</meta:creation-date>
    <meta:generator>LibreOffice/3.6$Linux_X86_64 LibreOffice_project/360m1$Build-2</meta:generator>
    <dc:date>2013-10-04T20:11:31</dc:date>
    <meta:editing-duration>PT12H16M54S</meta:editing-duration>
    <meta:editing-cycles>407</meta:editing-cycles>
    <meta:document-statistic meta:table-count="0" meta:image-count="0" meta:object-count="0" meta:page-count="12" meta:paragraph-count="215" meta:word-count="1939" meta:character-count="11292" meta:non-whitespace-character-count="9279"/>
  </office:meta>
</office:document-meta>
</file>